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Caslon Pro Bold" svg:font-family="'Adobe Caslon Pro Bold'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adornments="Roman" style:font-family-generic="swiss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Roman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7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family-generic="system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B" style:family="table-column">
      <style:table-column-properties style:column-width="6.101cm" style:rel-column-width="43690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_5f_En-tête">
      <style:text-properties officeooo:paragraph-rsid="00459302"/>
    </style:style>
    <style:style style:name="P20" style:family="paragraph" style:parent-style-name="Standard">
      <style:text-properties officeooo:paragraph-rsid="00459302"/>
    </style:style>
    <style:style style:name="P21" style:family="paragraph" style:parent-style-name="FILET_5f_POINTILLES">
      <style:paragraph-properties fo:text-align="center" style:justify-single-word="false"/>
      <style:text-properties officeooo:paragraph-rsid="004849e2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ooter">
      <style:text-properties officeooo:paragraph-rsid="00323ae2"/>
    </style:style>
    <style:style style:name="P25" style:family="paragraph" style:parent-style-name="Header">
      <style:text-properties fo:font-size="14pt" style:font-size-asian="14pt" style:font-size-complex="14pt"/>
    </style:style>
    <style:style style:name="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7" style:family="paragraph" style:parent-style-name="Standard">
      <style:text-properties officeooo:paragraph-rsid="0043b5b7"/>
    </style:style>
    <style:style style:name="P28" style:family="paragraph" style:parent-style-name="_5f_Paragraphe_20_livret_20_réponse_20_élève">
      <style:paragraph-properties fo:line-height="100%" fo:text-align="start" style:justify-single-word="false"/>
      <style:text-properties fo:color="#000000" loext:opacity="100%" style:font-name="Bitstream Vera Sans2" fo:font-size="10pt" fo:font-style="normal" fo:font-weight="bold" officeooo:paragraph-rsid="003df0e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_5f_Paragraphe_20_livret_20_réponse_20_élève" style:master-page-name="">
      <style:paragraph-properties fo:line-height="100%" fo:text-align="start" style:justify-single-word="false" style:page-number="auto"/>
      <style:text-properties fo:color="#000000" loext:opacity="100%" style:font-name="Bitstream Vera Sans2" fo:font-size="10pt" fo:font-style="normal" fo:font-weight="bold" officeooo:paragraph-rsid="003df0e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_5f_Paragraphe_20_livret_20_réponse_20_pointillé">
      <style:paragraph-properties fo:margin-top="0cm" fo:margin-bottom="0cm" style:contextual-spacing="false" fo:line-height="100%">
        <style:tab-stops>
          <style:tab-stop style:position="9.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4849e2"/>
    </style:style>
    <style:style style:name="P31" style:family="paragraph" style:parent-style-name="FILET_5f_POINTILLES">
      <style:paragraph-properties fo:line-height="100%" fo:text-align="center" style:justify-single-word="false"/>
      <style:text-properties officeooo:paragraph-rsid="004849e2"/>
    </style:style>
    <style:style style:name="P32" style:family="paragraph" style:parent-style-name="Standard">
      <style:paragraph-properties fo:margin-top="0.15cm" fo:margin-bottom="0.15cm" style:contextual-spacing="false" fo:text-align="center" style:justify-single-word="false"/>
      <style:text-properties style:font-name="Bitstream Vera Sans5" fo:font-size="10pt"/>
    </style:style>
    <style:style style:name="P33" style:family="paragraph" style:parent-style-name="FILET_5f_POINTILLES">
      <style:text-properties officeooo:paragraph-rsid="004849e2"/>
    </style:style>
    <style:style style:name="P34" style:family="paragraph" style:parent-style-name="FILET_5f_POINTILLES">
      <style:paragraph-properties fo:margin-top="0cm" fo:margin-bottom="0.199cm" style:contextual-spacing="false"/>
      <style:text-properties officeooo:paragraph-rsid="004849e2"/>
    </style:style>
    <style:style style:name="P35" style:family="paragraph" style:parent-style-name="FILET_5f_POINTILLES" style:list-style-name="liste_5f_abc">
      <style:text-properties officeooo:paragraph-rsid="004849e2"/>
    </style:style>
    <style:style style:name="P36" style:family="paragraph" style:parent-style-name="Standard" style:list-style-name="Num_5f_Exo">
      <style:paragraph-properties fo:text-align="center" style:justify-single-word="false"/>
      <style:text-properties officeooo:paragraph-rsid="004849e2"/>
    </style:style>
    <style:style style:name="P37" style:family="paragraph" style:parent-style-name="Table_20_Contents" style:list-style-name="liste_5f_abc">
      <style:paragraph-properties fo:text-align="justify" style:justify-single-word="false"/>
      <style:text-properties style:font-name="Bitstream Vera Sans5" fo:font-size="10pt" officeooo:paragraph-rsid="00474aee"/>
    </style:style>
    <style:style style:name="P38" style:family="paragraph" style:parent-style-name="_5f_Paragraphe_20_livret" style:list-style-name="liste_5f_abc"/>
    <style:style style:name="P39" style:family="paragraph" style:parent-style-name="_5f_Paragraphe_20_livret" style:list-style-name="liste_5f_abc">
      <style:text-properties officeooo:paragraph-rsid="00618f93"/>
    </style:style>
    <style:style style:name="P40" style:family="paragraph" style:parent-style-name="_5f_Paragraphe_20_livret" style:list-style-name="liste_5f_abc">
      <style:paragraph-properties fo:margin-top="0.101cm" fo:margin-bottom="0.199cm" style:contextual-spacing="false"/>
      <style:text-properties officeooo:paragraph-rsid="00618f93"/>
    </style:style>
    <style:style style:name="P41" style:family="paragraph" style:parent-style-name="_5f_Paragraphe_20_livret" style:list-style-name="liste_5f_abc">
      <style:paragraph-properties fo:margin-top="0.101cm" fo:margin-bottom="0.199cm" style:contextual-spacing="false"/>
      <style:text-properties officeooo:paragraph-rsid="00581137"/>
    </style:style>
    <style:style style:name="P42" style:family="paragraph" style:parent-style-name="_5f_Paragraphe_20_livret" style:list-style-name="liste_5f_abc">
      <style:text-properties officeooo:paragraph-rsid="005eb4d1"/>
    </style:style>
    <style:style style:name="P43" style:family="paragraph" style:parent-style-name="_5f_Paragraphe_20_livret_20_" style:list-style-name="_5f_Numérotation_20_des_20_exercices_20_livrets">
      <style:paragraph-properties fo:margin-left="0cm" fo:margin-right="0cm" fo:margin-top="0cm" fo:margin-bottom="0.199cm" style:contextual-spacing="false" fo:text-indent="0cm" style:auto-text-indent="false"/>
      <style:text-properties officeooo:paragraph-rsid="002fd2c2"/>
    </style:style>
    <style:style style:name="P44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74aee"/>
    </style:style>
    <style:style style:name="P45" style:family="paragraph" style:parent-style-name="_5f_Paragraphe_20_livret_20_réponse_20_élève" style:list-style-name="liste_5f_abc">
      <style:text-properties officeooo:paragraph-rsid="00474aee"/>
    </style:style>
    <style:style style:name="P46" style:family="paragraph" style:parent-style-name="_5f_Pied_20_de_20_page" style:list-style-name="">
      <style:paragraph-properties fo:text-align="end" style:justify-single-word="false"/>
    </style:style>
    <style:style style:name="P47" style:family="paragraph" style:parent-style-name="_5f_Pied_20_de_20_page">
      <style:paragraph-properties fo:text-align="end" style:justify-single-word="false"/>
    </style:style>
    <style:style style:name="P48" style:family="paragraph" style:parent-style-name="_5f_Pied_20_de_20_page" style:list-style-name=""/>
    <style:style style:name="P4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_5f_Titre_20_d_27_exercices_20_livret" style:list-style-name="liste_5f_abc">
      <style:paragraph-properties fo:margin-top="0.199cm" fo:margin-bottom="0.199cm" style:contextual-spacing="false" fo:text-align="center" style:justify-single-word="false"/>
      <style:text-properties officeooo:paragraph-rsid="00474aee"/>
    </style:style>
    <style:style style:name="P51" style:family="paragraph" style:parent-style-name="_5f_Titre_20_d_27_exercices_20_livret_20_sans_20_titre" style:list-style-name=""/>
    <style:style style:name="P52" style:family="paragraph" style:parent-style-name="_5f_Titre_20_d_27_exercices_20_livret_20_sans_20_titre" style:list-style-name="">
      <style:paragraph-properties fo:margin-top="0cm" fo:margin-bottom="0cm" style:contextual-spacing="false"/>
      <style:text-properties officeooo:paragraph-rsid="0052c4c2"/>
    </style:style>
    <style:style style:name="P53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52c4c2"/>
    </style:style>
    <style:style style:name="P54" style:family="paragraph" style:parent-style-name="_5f_Titre_20_d_27_exercices_20_livret_20_sans_20_titre" style:list-style-name="">
      <style:paragraph-properties fo:margin-top="0.499cm" fo:margin-bottom="0cm" style:contextual-spacing="false"/>
      <style:text-properties officeooo:paragraph-rsid="0052c4c2"/>
    </style:style>
    <style:style style:name="P55" style:family="paragraph" style:parent-style-name="_5f_Titre_20_d_27_exercices_20_livret_20_sans_20_titre" style:list-style-name="">
      <style:paragraph-properties fo:margin-top="0.499cm" fo:margin-bottom="0.199cm" style:contextual-spacing="false"/>
      <style:text-properties officeooo:paragraph-rsid="0052a408"/>
    </style:style>
    <style:style style:name="P56" style:family="paragraph" style:parent-style-name="_5f_Titre_20_d_27_exercices_20_livret_20_sans_20_titre" style:list-style-name="">
      <style:paragraph-properties fo:margin-top="0.499cm" fo:margin-bottom="0.199cm" style:contextual-spacing="false"/>
      <style:text-properties officeooo:paragraph-rsid="00539949"/>
    </style:style>
    <style:style style:name="P57" style:family="paragraph" style:parent-style-name="_5f_Titre_20_d_27_exercices_20_livret_20_sans_20_titre" style:list-style-name="">
      <style:paragraph-properties fo:margin-top="0cm" fo:margin-bottom="0cm" style:contextual-spacing="false" style:shadow="none"/>
      <style:text-properties officeooo:rsid="003bf2b3" officeooo:paragraph-rsid="00539949"/>
    </style:style>
    <style:style style:name="P58" style:family="paragraph" style:parent-style-name="_5f_Titre_20_d_27_exercices_20_livret_20_sans_20_titre" style:list-style-name="">
      <style:paragraph-properties fo:margin-top="0cm" fo:margin-bottom="0cm" style:contextual-spacing="false" style:shadow="none"/>
      <style:text-properties officeooo:rsid="003bf2b3" officeooo:paragraph-rsid="0064129f"/>
    </style:style>
    <style:style style:name="P5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5" fo:break-before="auto" fo:break-after="auto" style:shadow="none"/>
      <style:text-properties style:font-name="Bitstream Vera Sans2" fo:font-size="10pt" fo:font-style="normal" fo:font-weight="bold" officeooo:rsid="00290c92" officeooo:paragraph-rsid="002fd2c2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2a408"/>
    </style:style>
    <style:style style:name="P61" style:family="paragraph" style:parent-style-name="_5f_Titre_20_d_27_exercices_20_livret_20_sans_20_titre" style:list-style-name="Num_5f_Exo">
      <style:paragraph-properties fo:margin-top="0.801cm" fo:margin-bottom="0cm" style:contextual-spacing="false"/>
      <style:text-properties officeooo:paragraph-rsid="0053e212"/>
    </style:style>
    <style:style style:name="P62" style:family="paragraph" style:parent-style-name="_5f_Titre_20_d_27_exercices_20_livret_20_sans_20_titre" style:list-style-name="Num_5f_Exo">
      <style:paragraph-properties fo:margin-top="0cm" fo:margin-bottom="0cm" style:contextual-spacing="false"/>
      <style:text-properties officeooo:paragraph-rsid="0053e212"/>
    </style:style>
    <style:style style:name="P63" style:family="paragraph" style:parent-style-name="_5f_Titre_20_d_27_exercices_20_livret_20_sans_20_titre" style:list-style-name="Num_5f_Exo">
      <style:paragraph-properties fo:margin-top="0.499cm" fo:margin-bottom="0.199cm" style:contextual-spacing="false"/>
      <style:text-properties officeooo:paragraph-rsid="00539949"/>
    </style:style>
    <style:style style:name="P64" style:family="paragraph" style:parent-style-name="_5f_Titre_20_d_27_exercices_20_livret_20_sans_20_titre" style:list-style-name="Num_5f_Exo">
      <style:paragraph-properties fo:margin-top="0.6cm" fo:margin-bottom="0.199cm" style:contextual-spacing="false"/>
      <style:text-properties officeooo:paragraph-rsid="00539949"/>
    </style:style>
    <style:style style:name="P65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474aee"/>
    </style:style>
    <style:style style:name="P66" style:family="paragraph" style:parent-style-name="_5f_Titre_20_d_27_exercices_20_livret_20_sans_20_titre" style:list-style-name="Num_5f_Exo">
      <style:text-properties officeooo:paragraph-rsid="005eb4d1"/>
    </style:style>
    <style:style style:name="P67" style:family="paragraph" style:parent-style-name="_5f_Titre_20_d_27_exercices_20_livret_20_sans_20_titre" style:list-style-name="Num_5f_Exo">
      <style:paragraph-properties fo:margin-top="0.801cm" fo:margin-bottom="0.349cm" style:contextual-spacing="false"/>
      <style:text-properties officeooo:paragraph-rsid="0064129f"/>
    </style:style>
    <style:style style:name="P68" style:family="paragraph" style:parent-style-name="_5f_Titre_20_d_27_exercices_20_livret_20_sans_20_titre" style:list-style-name="">
      <style:paragraph-properties fo:margin-top="0.3cm" fo:margin-bottom="0cm" style:contextual-spacing="false">
        <style:tab-stops>
          <style:tab-stop style:position="9.5cm" style:type="right" style:leader-style="dotted" style:leader-text="."/>
        </style:tab-stops>
      </style:paragraph-properties>
      <style:text-properties officeooo:paragraph-rsid="006000dd"/>
    </style:style>
    <style:style style:name="P69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8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83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84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8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95" style:family="paragraph">
      <loext:graphic-properties draw:fill="solid" draw:fill-color="#1ca2b8"/>
    </style:style>
    <style:style style:name="P9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59302"/>
    </style:style>
    <style:style style:name="T6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459302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515b67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style:text-position="0% 100%" fo:letter-spacing="-0.004cm" style:text-underline-style="none" fo:font-weight="normal" officeooo:rsid="003df0e0" style:font-name-asian="OpenSymbol1" style:font-weight-asian="normal" style:font-name-complex="OpenSymbol1" style:font-weight-complex="normal"/>
    </style:style>
    <style:style style:name="T9" style:family="text">
      <style:text-properties officeooo:rsid="00440ec2"/>
    </style:style>
    <style:style style:name="T10" style:family="text">
      <style:text-properties officeooo:rsid="002da2af"/>
    </style:style>
    <style:style style:name="T11" style:family="text">
      <style:text-properties style:font-size-complex="10pt"/>
    </style:style>
    <style:style style:name="T12" style:family="text">
      <style:text-properties officeooo:rsid="003f0504"/>
    </style:style>
    <style:style style:name="T13" style:family="text">
      <style:text-properties officeooo:rsid="0041b00b"/>
    </style:style>
    <style:style style:name="T14" style:family="text">
      <style:text-properties officeooo:rsid="00474aee"/>
    </style:style>
    <style:style style:name="T15" style:family="text">
      <style:text-properties style:text-underline-style="none" officeooo:rsid="00474aee"/>
    </style:style>
    <style:style style:name="T16" style:family="text">
      <style:text-properties style:text-position="0% 100%" style:font-name-asian="OpenSymbol1" style:font-style-asian="normal" style:font-name-complex="OpenSymbol1" style:font-style-complex="normal"/>
    </style:style>
    <style:style style:name="T17" style:family="text">
      <style:text-properties style:text-position="0% 100%" style:text-underline-style="none" officeooo:rsid="00474aee" style:font-name-asian="OpenSymbol1" style:font-style-asian="normal" style:font-name-complex="OpenSymbol1" style:font-style-complex="normal"/>
    </style:style>
    <style:style style:name="T18" style:family="text">
      <style:text-properties style:text-position="0% 100%" fo:font-size="10pt" officeooo:rsid="00425cb8" style:font-size-asian="10pt" style:font-size-complex="10pt"/>
    </style:style>
    <style:style style:name="T19" style:family="text">
      <style:text-properties style:text-position="0% 100%" fo:font-size="10pt" fo:letter-spacing="-0.014cm" officeooo:rsid="00425cb8" style:font-size-asian="10pt" style:font-size-complex="10pt"/>
    </style:style>
    <style:style style:name="T20" style:family="text">
      <style:text-properties fo:color="#000000" loext:opacity="100%" fo:font-weight="normal" officeooo:rsid="0052a408" style:font-weight-asian="normal" style:font-weight-complex="normal"/>
    </style:style>
    <style:style style:name="T21" style:family="text">
      <style:text-properties fo:color="#000000" loext:opacity="100%" fo:font-weight="normal" officeooo:rsid="0052c4c2" style:font-weight-asian="normal" style:font-weight-complex="normal"/>
    </style:style>
    <style:style style:name="T22" style:family="text">
      <style:text-properties fo:color="#000000" loext:opacity="100%" style:font-name="Bitstream Vera Sans2" fo:font-size="10pt" fo:font-style="normal" fo:font-weight="normal" officeooo:rsid="0041b00b" fo:background-color="transparent" loext:char-shading-value="0" style:font-size-asian="12pt" style:font-style-asian="italic" style:font-size-complex="12pt" style:font-style-complex="italic"/>
    </style:style>
    <style:style style:name="T23" style:family="text">
      <style:text-properties fo:color="#000000" loext:opacity="100%" style:font-name="Bitstream Vera Sans2" fo:font-size="10pt" fo:font-style="normal" fo:font-weight="normal" officeooo:rsid="00539949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fo:color="#000000" loext:opacity="100%" style:font-name="Bitstream Vera Sans2" fo:font-size="10pt" fo:font-style="normal" fo:font-weight="normal" officeooo:rsid="0053e212" fo:background-color="transparent" loext:char-shading-value="0" style:font-size-asian="12pt" style:font-style-asian="italic" style:font-size-complex="12pt" style:font-style-complex="italic"/>
    </style:style>
    <style:style style:name="T25" style:family="text">
      <style:text-properties fo:color="#000000" loext:opacity="100%" style:font-name="Bitstream Vera Sans2" fo:font-size="10pt" fo:font-style="normal" fo:font-weight="normal" officeooo:rsid="006000dd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loext:opacity="100%" officeooo:rsid="00581137"/>
    </style:style>
    <style:style style:name="T27" style:family="text">
      <style:text-properties fo:color="#000000" loext:opacity="100%" style:text-position="0% 100%" officeooo:rsid="00581137" style:font-name-asian="OpenSymbol1" style:font-style-asian="normal" style:font-name-complex="OpenSymbol1" style:font-style-complex="normal"/>
    </style:style>
    <style:style style:name="T28" style:family="text">
      <style:text-properties fo:color="#000000" loext:opacity="100%" style:font-name="Bitstream Vera Sans3" fo:font-size="10pt" fo:letter-spacing="-0.014cm" fo:font-style="normal" fo:font-weight="normal" officeooo:rsid="005abc02"/>
    </style:style>
    <style:style style:name="T29" style:family="text">
      <style:text-properties fo:color="#000000" loext:opacity="100%" style:font-name="Bitstream Vera Sans5" fo:font-size="10pt" fo:font-style="normal" fo:font-weight="normal" officeooo:rsid="0052c4c2" style:font-size-asian="10.5pt" style:font-weight-asian="normal" style:font-weight-complex="normal" loext:shadow="none"/>
    </style:style>
    <style:style style:name="T30" style:family="text">
      <style:text-properties fo:color="#e8a202" loext:opacity="100%" fo:font-weight="bold" officeooo:rsid="0052c4c2" style:font-weight-asian="bold" style:font-weight-complex="bold"/>
    </style:style>
    <style:style style:name="T31" style:family="text">
      <style:text-properties fo:color="#e8a202" loext:opacity="100%" style:font-name="Bitstream Vera Sans5" fo:font-size="10pt" fo:font-style="normal" fo:font-weight="bold" officeooo:rsid="0052c4c2" style:font-size-asian="10.5pt" style:font-weight-asian="bold" style:font-weight-complex="bold" loext:shadow="none"/>
    </style:style>
    <style:style style:name="T32" style:family="text">
      <style:text-properties officeooo:rsid="00539949"/>
    </style:style>
    <style:style style:name="T33" style:family="text">
      <style:text-properties officeooo:rsid="0053e212"/>
    </style:style>
    <style:style style:name="T34" style:family="text">
      <style:text-properties officeooo:rsid="00581137"/>
    </style:style>
    <style:style style:name="T35" style:family="text">
      <style:text-properties fo:color="#999999" loext:opacity="100%" officeooo:rsid="00581137"/>
    </style:style>
    <style:style style:name="T36" style:family="text">
      <style:text-properties fo:color="#999999" loext:opacity="100%" style:text-position="0% 100%" officeooo:rsid="00581137" style:font-name-asian="OpenSymbol1" style:font-style-asian="normal" style:font-name-complex="OpenSymbol1" style:font-style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letter-spacing="-0.014cm"/>
    </style:style>
    <style:style style:name="T39" style:family="text">
      <style:text-properties fo:letter-spacing="-0.014cm" officeooo:rsid="005abc02"/>
    </style:style>
    <style:style style:name="T40" style:family="text">
      <style:text-properties style:font-name="Adobe Caslon Pro Bold" style:text-underline-style="none" officeooo:rsid="006000dd" style:font-name-asian="Adobe Caslon Pro Bold" style:font-name-complex="Adobe Caslon Pro Bold"/>
    </style:style>
    <style:style style:name="T41" style:family="text">
      <style:text-properties style:font-name="Bitstream Vera Sans2" style:text-underline-style="none" officeooo:rsid="006000dd" style:font-name-asian="SimSun" style:font-name-complex="Lucida Sans"/>
    </style:style>
    <style:style style:name="T42" style:family="text">
      <style:text-properties officeooo:rsid="0066ced4"/>
    </style:style>
    <style:style style:name="T43" style:family="text">
      <style:text-properties officeooo:rsid="0064129f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0000" loext:opacity="100%" style:text-outline="false" style:text-line-through-style="none" style:text-line-through-typ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7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Dashed_20__28_var_29__20_7661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53cm" svg:stroke-color="#000000" draw:marker-start="" draw:marker-start-width="0.081cm" draw:marker-start-center="false" draw:marker-end="" draw:marker-end-width="0.081cm" draw:marker-end-center="false" draw:fill="none" draw:fill-color="#99ccff" draw:textarea-horizontal-align="center" draw:textarea-vertical-align="middle" fo:padding-top="0.155cm" fo:padding-bottom="0.15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7661" svg:stroke-width="0.053cm" svg:stroke-color="#000000" draw:marker-start="" draw:marker-start-width="0.081cm" draw:marker-start-center="false" draw:marker-end="" draw:marker-end-width="0.081cm" draw:marker-end-center="false" draw:fill="none" draw:fill-color="#ffffcc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722cm" fo:min-width="1.4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53cm" svg:stroke-color="#9966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dash" draw:stroke-dash="Fine_20_Dashe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39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8" style:family="graphic">
      <style:graphic-properties fo:margin-left="0.3cm" fo:margin-right="0cm" style:run-through="foreground" style:wrap="dynamic" style:number-wrapped-paragraphs="no-limit" style:wrap-contour="fals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Dashed_20__28_var_29_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640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ed_20__28_var_29__20_640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640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ed_20__28_var_29__20_640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640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640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641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641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Dashed_20__28_var_29__20_605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605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13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605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ed_20__28_var_29__20_605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605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draw:stroke-dash="Dashed_20__28_var_29__20_605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605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605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draw:stroke-dash="Dashed_20__28_var_29__20_604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604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13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604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60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604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draw:stroke-dash="Dashed_20__28_var_29__20_60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draw:stroke-dash="Dashed_20__28_var_29__20_60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draw:stroke-dash="Dashed_20__28_var_29__20_604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fo:margin-left="0.3cm" fo:margin-right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draw:stroke-dash="Dashed_20__28_var_29__20_6794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795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796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7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dash" draw:stroke-dash="Dashed_20__28_var_29__20_67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799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8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dash" draw:stroke-dash="Dashed_20__28_var_29__20_68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03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dash" draw:stroke-dash="Dashed_20__28_var_29__20_6804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dash" draw:stroke-dash="Dashed_20__28_var_29__20_68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807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dash" draw:stroke-dash="Dashed_20__28_var_29__20_6808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none" draw:stroke-dash="Dashed_20__28_var_29__20_6809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6810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6811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draw:stroke-dash="Dashed_20__28_var_29__20_6812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draw:stroke-dash="Dashed_20__28_var_29__20_6813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draw:stroke-dash="Dashed_20__28_var_29__20_6814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stroke-dash="Dashed_20__28_var_29__20_6815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draw:stroke-dash="Dashed_20__28_var_29__20_6816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>
      <style:graphic-properties draw:stroke="soli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draw:stroke="dash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8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3cm" svg:stroke-color="#000000" draw:marker-start-width="0.397cm" draw:marker-start-center="false" draw:marker-end-width="0.397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svg:stroke-width="0.049cm" svg:stroke-color="#000000" draw:marker-start-width="0.272cm" draw:marker-start-center="false" draw:marker-end-width="0.272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97" style:family="graphic">
      <style:graphic-properties draw:stroke="dash" draw:stroke-dash="Ultrafine_20_Dashe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1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1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1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1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1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3" draw:name="Forme5" draw:style-name="gr83">
        <draw:line draw:style-name="gr84" draw:text-style-name="P91" svg:x1="7.359cm" svg:y1="4.341cm" svg:x2="8.828cm" svg:y2="6.77cm">
          <text:p/>
        </draw:line>
        <draw:line draw:style-name="gr85" draw:text-style-name="P91" svg:x1="6.71cm" svg:y1="6.76cm" svg:x2="8.828cm" svg:y2="6.76cm">
          <text:p/>
        </draw:line>
        <draw:line draw:style-name="gr85" draw:text-style-name="P91" svg:x1="6.71cm" svg:y1="6.765cm" svg:x2="6.71cm" svg:y2="4.655cm">
          <text:p/>
        </draw:line>
        <draw:line draw:style-name="gr85" draw:text-style-name="P91" svg:x1="6.71cm" svg:y1="4.655cm" svg:x2="8.828cm" svg:y2="4.655cm">
          <text:p/>
        </draw:line>
        <draw:line draw:style-name="gr84" draw:text-style-name="P91" svg:x1="8.825cm" svg:y1="4.655cm" svg:x2="8.825cm" svg:y2="6.765cm">
          <text:p/>
        </draw:line>
        <draw:line draw:style-name="gr85" draw:text-style-name="P91" svg:x1="6.71cm" svg:y1="4.653cm" svg:x2="7.982cm" svg:y2="4.02cm">
          <text:p/>
        </draw:line>
        <draw:line draw:style-name="gr85" draw:text-style-name="P91" svg:x1="8.825cm" svg:y1="4.653cm" svg:x2="10.099cm" svg:y2="4.02cm">
          <text:p/>
        </draw:line>
        <draw:line draw:style-name="gr85" draw:text-style-name="P91" svg:x1="7.981cm" svg:y1="4.02cm" svg:x2="10.099cm" svg:y2="4.02cm">
          <text:p/>
        </draw:line>
        <draw:line draw:style-name="gr85" draw:text-style-name="P91" svg:x1="10.1cm" svg:y1="4.02cm" svg:x2="10.1cm" svg:y2="6.13cm">
          <text:p/>
        </draw:line>
        <draw:line draw:style-name="gr86" draw:text-style-name="P91" svg:x1="8.825cm" svg:y1="6.759cm" svg:x2="10.099cm" svg:y2="6.126cm">
          <text:p/>
        </draw:line>
        <draw:line draw:style-name="gr87" draw:text-style-name="P91" svg:x1="7.981cm" svg:y1="4.02cm" svg:x2="7.981cm" svg:y2="6.13cm">
          <text:p/>
        </draw:line>
        <draw:line draw:style-name="gr88" draw:text-style-name="P91" svg:x1="6.71cm" svg:y1="6.759cm" svg:x2="7.982cm" svg:y2="6.126cm">
          <text:p/>
        </draw:line>
        <draw:line draw:style-name="gr87" draw:text-style-name="P91" svg:x1="7.981cm" svg:y1="6.126cm" svg:x2="10.099cm" svg:y2="6.126cm">
          <text:p/>
        </draw:line>
        <draw:frame draw:style-name="gr89" draw:text-style-name="P90" svg:width="0.752cm" svg:height="0.664cm" svg:x="6.137cm" svg:y="4.205cm">
          <draw:text-box>
            <text:p text:style-name="P74"><text:span text:style-name="T51">A</text:span></text:p>
          </draw:text-box>
        </draw:frame>
        <draw:frame draw:style-name="gr90" draw:text-style-name="P90" svg:width="0.715cm" svg:height="0.664cm" svg:x="7.673cm" svg:y="3.494cm">
          <draw:text-box>
            <text:p text:style-name="P74"><text:span text:style-name="T51">B</text:span></text:p>
          </draw:text-box>
        </draw:frame>
        <draw:frame draw:style-name="gr90" draw:text-style-name="P90" svg:width="0.719cm" svg:height="0.664cm" svg:x="9.741cm" svg:y="3.512cm">
          <draw:text-box>
            <text:p text:style-name="P74"><text:span text:style-name="T51">C</text:span></text:p>
          </draw:text-box>
        </draw:frame>
        <draw:frame draw:style-name="gr89" draw:text-style-name="P90" svg:width="0.77cm" svg:height="0.664cm" svg:x="9.864cm" svg:y="5.985cm">
          <draw:text-box>
            <text:p text:style-name="P74"><text:span text:style-name="T51">G</text:span></text:p>
          </draw:text-box>
        </draw:frame>
        <draw:frame draw:style-name="gr89" draw:text-style-name="P90" svg:width="0.828cm" svg:height="0.664cm" svg:x="8.621cm" svg:y="6.66cm">
          <draw:text-box>
            <text:p text:style-name="P74"><text:span text:style-name="T51">H</text:span></text:p>
          </draw:text-box>
        </draw:frame>
        <draw:frame draw:style-name="gr89" draw:text-style-name="P90" svg:width="0.687cm" svg:height="0.664cm" svg:x="6.137cm" svg:y="6.519cm">
          <draw:text-box>
            <text:p text:style-name="P74"><text:span text:style-name="T51">E</text:span></text:p>
          </draw:text-box>
        </draw:frame>
        <draw:frame draw:style-name="gr89" draw:text-style-name="P90" svg:width="0.787cm" svg:height="0.664cm" svg:x="8.659cm" svg:y="4.565cm">
          <draw:text-box>
            <text:p text:style-name="P74"><text:span text:style-name="T51">D</text:span></text:p>
          </draw:text-box>
        </draw:frame>
        <draw:frame draw:style-name="gr89" draw:text-style-name="P90" svg:width="0.798cm" svg:height="0.664cm" svg:x="7.423cm" svg:y="5.669cm">
          <draw:text-box>
            <text:p text:style-name="P74"><text:span text:style-name="T51">F</text:span></text:p>
          </draw:text-box>
        </draw:frame>
        <draw:frame draw:style-name="gr89" draw:text-style-name="P90" svg:width="0.611cm" svg:height="0.664cm" svg:x="9.36cm" svg:y="4.124cm">
          <draw:text-box>
            <text:p text:style-name="P74"><text:span text:style-name="T51">J</text:span></text:p>
          </draw:text-box>
        </draw:frame>
        <draw:line draw:style-name="gr91" draw:text-style-name="P91" svg:x1="9.193cm" svg:y1="4.341cm" svg:x2="8.973cm" svg:y2="4.434cm">
          <text:p/>
        </draw:line>
        <draw:g draw:style-name="gr24">
          <draw:line draw:style-name="gr92" draw:text-style-name="P92" svg:x1="7.022cm" svg:y1="4.341cm" svg:x2="7.174cm" svg:y2="4.47cm">
            <text:p/>
          </draw:line>
          <draw:line draw:style-name="gr93" draw:text-style-name="P92" svg:x1="7.019cm" svg:y1="4.394cm" svg:x2="7.171cm" svg:y2="4.523cm">
            <text:p/>
          </draw:line>
        </draw:g>
        <draw:g draw:style-name="gr24">
          <draw:line draw:style-name="gr94" draw:text-style-name="P92" svg:x1="7.292cm" svg:y1="4.32cm" svg:x2="7.423cm" svg:y2="4.352cm">
            <text:p/>
          </draw:line>
          <draw:line draw:style-name="gr95" draw:text-style-name="P92" svg:x1="7.329cm" svg:y1="4.378cm" svg:x2="7.403cm" svg:y2="4.274cm">
            <text:p/>
          </draw:line>
        </draw:g>
        <draw:line draw:style-name="gr96" draw:text-style-name="P91" svg:x1="7.359cm" svg:y1="4.327cm" svg:x2="9.488cm" svg:y2="4.327cm">
          <text:p/>
        </draw:line>
        <draw:line draw:style-name="gr84" draw:text-style-name="P91" svg:x1="9.495cm" svg:y1="4.327cm" svg:x2="9.495cm" svg:y2="6.435cm">
          <text:p/>
        </draw:line>
        <draw:line draw:style-name="gr84" draw:text-style-name="P91" svg:x1="7.366cm" svg:y1="4.347cm" svg:x2="8.814cm" svg:y2="4.661cm">
          <text:p/>
        </draw:line>
        <draw:line draw:style-name="gr97" draw:text-style-name="P91" svg:x1="7.373cm" svg:y1="4.341cm" svg:x2="9.493cm" svg:y2="6.424cm">
          <text:p/>
        </draw:line>
        <draw:line draw:style-name="gr84" draw:text-style-name="P91" svg:x1="8.823cm" svg:y1="4.66cm" svg:x2="9.493cm" svg:y2="4.327cm">
          <text:p/>
        </draw:line>
        <draw:line draw:style-name="gr84" draw:text-style-name="P91" svg:x1="8.832cm" svg:y1="6.765cm" svg:x2="9.502cm" svg:y2="6.41cm">
          <text:p/>
        </draw:line>
        <draw:line draw:style-name="gr98" draw:text-style-name="P91" svg:x1="8.965cm" svg:y1="4.438cm" svg:x2="9.311cm" svg:y2="4.438cm">
          <text:p/>
        </draw:line>
        <draw:g draw:style-name="gr24">
          <draw:line draw:style-name="gr99" draw:text-style-name="P92" svg:x1="9.645cm" svg:y1="4.103cm" svg:x2="9.795cm" svg:y2="4.234cm">
            <text:p/>
          </draw:line>
          <draw:line draw:style-name="gr100" draw:text-style-name="P92" svg:x1="9.64cm" svg:y1="4.154cm" svg:x2="9.792cm" svg:y2="4.285cm">
            <text:p/>
          </draw:line>
        </draw:g>
        <draw:g draw:style-name="gr24">
          <draw:line draw:style-name="gr101" draw:text-style-name="P92" svg:x1="8.927cm" svg:y1="4.484cm" svg:x2="9.144cm" svg:y2="4.599cm">
            <text:p/>
          </draw:line>
          <draw:line draw:style-name="gr102" draw:text-style-name="P92" svg:x1="8.92cm" svg:y1="4.528cm" svg:x2="9.14cm" svg:y2="4.643cm">
            <text:p/>
          </draw:line>
        </draw:g>
        <draw:g draw:style-name="gr24">
          <draw:line draw:style-name="gr103" draw:text-style-name="P92" svg:x1="7.661cm" svg:y1="4.02cm" svg:x2="7.811cm" svg:y2="4.151cm">
            <text:p/>
          </draw:line>
          <draw:line draw:style-name="gr104" draw:text-style-name="P92" svg:x1="7.657cm" svg:y1="4.073cm" svg:x2="7.809cm" svg:y2="4.204cm">
            <text:p/>
          </draw:line>
        </draw:g>
        <draw:frame draw:style-name="gr89" draw:text-style-name="P90" svg:width="0.742cm" svg:height="0.664cm" svg:x="9.367cm" svg:y="6.293cm">
          <draw:text-box>
            <text:p text:style-name="P74"><text:span text:style-name="T51">K</text:span></text:p>
          </draw:text-box>
        </draw:frame>
        <draw:frame draw:style-name="gr89" draw:text-style-name="P90" svg:width="0.747cm" svg:height="0.664cm" svg:x="6.924cm" svg:y="3.81cm">
          <draw:text-box>
            <text:p text:style-name="P74"><text:span text:style-name="T51">I</text:span></text:p>
          </draw:text-box>
        </draw:frame>
      </draw:g>
      <text:h text:style-name="P59" text:outline-level="1"><draw:g text:anchor-type="paragraph" draw:z-index="18" draw:name="Forme6" draw:style-name="gr1"><draw:custom-shape draw:style-name="gr27" draw:text-style-name="P84" svg:width="3.964cm" svg:height="0.641cm" draw:transform="skewX (0.00279252680319092) rotate (0.0872664625997165) translate (-0.370416666666667cm -0.0934861111111111cm)"><text:p text:style-name="P83"><text:span text:style-name="T4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3.93cm"><text:section text:style-name="Sect1" text:name="Section5"><text:p text:style-name="P17"/><text:h text:style-name="P57" text:outline-level="1">Représente en vraie </text:h><text:h text:style-name="P57" text:outline-level="1">grandeur la face IDH</text:h><text:h text:style-name="P57" text:outline-level="1">de la pyramide IDHKJ</text:h><text:h text:style-name="P57" text:outline-level="1">sachant que </text:h><text:h text:style-name="P58" text:outline-level="1">ABCDEF<text:span text:style-name="T42">GH</text:span> est un </text:h><text:h text:style-name="P57" text:outline-level="1">cube de côté <text:span text:style-name="T12">4 cm. </text:span></text:h><text:list xml:id="list436205046" text:style-name="_5f_Numérotation_20_des_20_exercices_20_livrets"><text:list-header><text:p text:style-name="P43"><text:span text:style-name="Bold_5f_niv2"><text:span text:style-name="T11"/></text:span></text:p><text:p text:style-name="P43"><text:span text:style-name="Bold_5f_niv2"><text:span text:style-name="T11">Correction</text:span></text:span></text:p></text:list-header></text:list><text:p text:style-name="P29"><text:span text:style-name="_5f_BVS"><text:span text:style-name="T8">La face IDH est un triangle rectangle qui s’appuie sur la face IDJ. </text:span></text:span></text:p><text:p text:style-name="P28"><draw:g text:anchor-type="paragraph" draw:z-index="20" draw:name="Forme4" draw:style-name="gr10"><draw:custom-shape draw:style-name="gr11" draw:text-style-name="P72" svg:width="2.003cm" svg:height="4.001cm" svg:x="5.644cm" svg:y="1.2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2" draw:text-style-name="P73" svg:width="0.251cm" svg:height="0.251cm" svg:x="7.439cm" svg:y="5.038cm"><text:p/><draw:enhanced-geometry svg:viewBox="0 0 21600 21600" draw:type="rectangle" draw:enhanced-path="M 0 0 L 21600 0 21600 21600 0 21600 0 0 Z N"/></draw:custom-shape><draw:frame draw:style-name="gr13" draw:text-style-name="P75" svg:width="0.703cm" svg:height="0.678cm" svg:x="7.603cm" svg:y="0.833cm"><draw:text-box><text:p text:style-name="P74"><text:span text:style-name="T44">I</text:span></text:p></draw:text-box></draw:frame><draw:frame draw:style-name="gr13" draw:text-style-name="P75" svg:width="0.701cm" svg:height="0.678cm" svg:x="7.802cm" svg:y="4.789cm"><draw:text-box><text:p text:style-name="P74"><text:span text:style-name="T44">J</text:span></text:p></draw:text-box></draw:frame><draw:frame draw:style-name="gr13" draw:text-style-name="P75" svg:width="0.701cm" svg:height="0.678cm" svg:x="5.103cm" svg:y="4.789cm"><draw:text-box><text:p text:style-name="P74"><text:span text:style-name="T44">D</text:span></text:p></draw:text-box></draw:frame><draw:line draw:style-name="gr14" draw:text-style-name="P72" svg:x1="4.641cm" svg:y1="5.301cm" svg:x2="4.646cm" svg:y2="0.829cm"><text:p/></draw:line><draw:frame draw:style-name="gr13" draw:text-style-name="P75" svg:width="0.701cm" svg:height="0.678cm" svg:x="4.652cm" svg:y="4.8cm"><draw:text-box><text:p text:style-name="P74"><text:span text:style-name="T44">D</text:span></text:p></draw:text-box></draw:frame><draw:frame draw:style-name="gr13" draw:text-style-name="P75" svg:width="0.701cm" svg:height="0.678cm" svg:x="4.652cm" svg:y="0.101cm"><draw:text-box><text:p text:style-name="P74"><text:span text:style-name="T44">I</text:span></text:p></draw:text-box></draw:frame><draw:ellipse draw:style-name="gr15" draw:text-style-name="P76" svg:width="9.102cm" svg:height="9.101cm" svg:x="0.149cm" svg:y="0.801cm" draw:kind="arc" draw:start-angle="63.6" draw:end-angle="117.18"><text:p/></draw:ellipse><draw:line draw:style-name="gr14" draw:text-style-name="P72" svg:x1="4.658cm" svg:y1="5.304cm" svg:x2="0.658cm" svg:y2="5.304cm"><text:p/></draw:line><draw:line draw:style-name="gr14" draw:text-style-name="P72" svg:x1="0.642cm" svg:y1="5.3cm" svg:x2="4.653cm" svg:y2="0.8cm"><text:p/></draw:line><draw:custom-shape draw:style-name="gr12" draw:text-style-name="P73" svg:width="0.251cm" svg:height="0.253cm" svg:x="4.398cm" svg:y="5.05cm"><text:p/><draw:enhanced-geometry svg:viewBox="0 0 21600 21600" draw:type="rectangle" draw:enhanced-path="M 0 0 L 21600 0 21600 21600 0 21600 0 0 Z N"/></draw:custom-shape><draw:frame draw:style-name="gr13" draw:text-style-name="P75" svg:width="0.701cm" svg:height="0.678cm" svg:x="-0.012cm" svg:y="5.031cm"><draw:text-box><text:p text:style-name="P74"><text:span text:style-name="T44">H</text:span></text:p></draw:text-box></draw:frame><draw:frame draw:style-name="gr16" draw:text-style-name="P77" svg:width="1.101cm" svg:height="0.994cm" svg:x="4.151cm" svg:y="2.713cm"><draw:text-box><text:p text:style-name="P74"><text:span text:style-name="T45">≈</text:span></text:p></draw:text-box></draw:frame><draw:frame draw:style-name="gr16" draw:text-style-name="P77" svg:width="1.101cm" svg:height="0.994cm" draw:transform="rotate (-0.593761011528471) translate (6.57225cm 2.56998611111111cm)"><draw:text-box><text:p text:style-name="P74"><text:span text:style-name="T45">≈</text:span></text:p></draw:text-box></draw:frame><draw:line draw:style-name="gr17" draw:text-style-name="P78" svg:x1="7.541cm" svg:y1="3.703cm" svg:x2="7.828cm" svg:y2="3.482cm"><text:p/></draw:line><draw:line draw:style-name="gr17" draw:text-style-name="P78" svg:x1="2.33cm" svg:y1="5.414cm" svg:x2="2.617cm" svg:y2="5.193cm"><text:p/></draw:line></draw:g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text:p text:style-name="P28"><text:span text:style-name="_5f_BVS"><text:span text:style-name="T8"/></text:span></text:p></text:section></draw:text-box></draw:frame></text:h>
      <text:list xml:id="list2689942834" text:style-name="Num_5f_Exo">
        <text:list-item>
          <text:h text:style-name="P60" text:outline-level="1"><text:span text:style-name="Bold_5f_niv2"><text:span text:style-name="T37"> </text:span></text:span><text:span text:style-name="Bold_5f_niv2"><text:span text:style-name="T20">Complète </text:span></text:span><text:span text:style-name="Bold_5f_niv2"><text:span text:style-name="T21">l</text:span></text:span><text:span text:style-name="Bold_5f_niv2"><text:span text:style-name="T20">es représentations en perspective suivantes.</text:span></text:span></text:h>
        </text:list-item>
      </text:list>
      <text:h text:style-name="P52" text:outline-level="1"><text:span text:style-name="Bold_5f_niv2"><text:span text:style-name="T30">a.</text:span></text:span><text:span text:style-name="Bold_5f_niv2"><text:span text:style-name="T21"> Pyramide à base<text:tab/><text:tab/></text:span></text:span><text:span text:style-name="Bold_5f_niv2"><text:span text:style-name="T30">b.</text:span></text:span><text:span text:style-name="Bold_5f_niv2"><text:span text:style-name="T21"> Pyramide à base</text:span></text:span></text:h>
      <text:h text:style-name="P53" text:outline-level="1"><text:span text:style-name="Bold_5f_niv2"><text:span text:style-name="T29">t</text:span></text:span><text:span text:style-name="Bold_5f_niv2"><text:span text:style-name="T21">riangulaire.<text:tab/><text:tab/><text:tab/>carrée.</text:span></text:span></text:h>
      <text:h text:style-name="P55" text:outline-level="1"><draw:g text:anchor-type="paragraph" draw:z-index="21" draw:name="Forme1" draw:style-name="gr1"><draw:line draw:style-name="gr5" draw:text-style-name="P71" svg:x1="-0.036cm" svg:y1="0.365cm" svg:x2="9.064cm" svg:y2="0.365cm"><text:p/></draw:line><draw:line draw:style-name="gr5" draw:text-style-name="P71" svg:x1="-0.036cm" svg:y1="1.064cm" svg:x2="9.064cm" svg:y2="1.064cm"><text:p/></draw:line><draw:line draw:style-name="gr5" draw:text-style-name="P71" svg:x1="-0.036cm" svg:y1="1.764cm" svg:x2="9.064cm" svg:y2="1.764cm"><text:p/></draw:line><draw:line draw:style-name="gr5" draw:text-style-name="P71" svg:x1="-0.036cm" svg:y1="2.464cm" svg:x2="9.064cm" svg:y2="2.464cm"><text:p/></draw:line><draw:line draw:style-name="gr5" draw:text-style-name="P71" svg:x1="-0.036cm" svg:y1="3.166cm" svg:x2="9.064cm" svg:y2="3.166cm"><text:p/></draw:line><draw:line draw:style-name="gr5" draw:text-style-name="P71" svg:x1="3.064cm" svg:y1="-0.036cm" svg:x2="3.064cm" svg:y2="3.664cm"><text:p/></draw:line><draw:line draw:style-name="gr5" draw:text-style-name="P71" svg:x1="2.364cm" svg:y1="-0.036cm" svg:x2="2.364cm" svg:y2="3.664cm"><text:p/></draw:line><draw:line draw:style-name="gr5" draw:text-style-name="P71" svg:x1="1.665cm" svg:y1="-0.036cm" svg:x2="1.665cm" svg:y2="3.664cm"><text:p/></draw:line><draw:line draw:style-name="gr5" draw:text-style-name="P71" svg:x1="0.964cm" svg:y1="-0.036cm" svg:x2="0.964cm" svg:y2="3.664cm"><text:p/></draw:line><draw:line draw:style-name="gr5" draw:text-style-name="P71" svg:x1="0.264cm" svg:y1="-0.036cm" svg:x2="0.264cm" svg:y2="3.664cm"><text:p/></draw:line><draw:line draw:style-name="gr5" draw:text-style-name="P71" svg:x1="5.864cm" svg:y1="-0.036cm" svg:x2="5.864cm" svg:y2="3.664cm"><text:p/></draw:line><draw:line draw:style-name="gr5" draw:text-style-name="P71" svg:x1="5.164cm" svg:y1="-0.036cm" svg:x2="5.164cm" svg:y2="3.664cm"><text:p/></draw:line><draw:line draw:style-name="gr5" draw:text-style-name="P71" svg:x1="4.466cm" svg:y1="-0.036cm" svg:x2="4.466cm" svg:y2="3.664cm"><text:p/></draw:line><draw:line draw:style-name="gr5" draw:text-style-name="P71" svg:x1="3.764cm" svg:y1="-0.036cm" svg:x2="3.764cm" svg:y2="3.664cm"><text:p/></draw:line><draw:line draw:style-name="gr5" draw:text-style-name="P71" svg:x1="8.666cm" svg:y1="-0.036cm" svg:x2="8.666cm" svg:y2="3.664cm"><text:p/></draw:line><draw:line draw:style-name="gr5" draw:text-style-name="P71" svg:x1="7.964cm" svg:y1="-0.036cm" svg:x2="7.964cm" svg:y2="3.664cm"><text:p/></draw:line><draw:line draw:style-name="gr5" draw:text-style-name="P71" svg:x1="7.264cm" svg:y1="-0.036cm" svg:x2="7.264cm" svg:y2="3.664cm"><text:p/></draw:line><draw:line draw:style-name="gr5" draw:text-style-name="P71" svg:x1="6.565cm" svg:y1="-0.036cm" svg:x2="6.565cm" svg:y2="3.664cm"><text:p/></draw:line><draw:line draw:style-name="gr7" draw:text-style-name="P71" svg:x1="2.364cm" svg:y1="0.365cm" svg:x2="0.264cm" svg:y2="2.465cm"><text:p/></draw:line><draw:line draw:style-name="gr6" draw:text-style-name="P71" svg:x1="2.365cm" svg:y1="0.365cm" svg:x2="1.665cm" svg:y2="1.765cm"><text:p/></draw:line><draw:line draw:style-name="gr6" draw:text-style-name="P71" svg:x1="1.664cm" svg:y1="1.764cm" svg:x2="0.264cm" svg:y2="2.464cm"><text:p/></draw:line><draw:line draw:style-name="gr7" draw:text-style-name="P71" svg:x1="0.264cm" svg:y1="2.464cm" svg:x2="2.364cm" svg:y2="2.464cm"><text:p/></draw:line><draw:line draw:style-name="gr7" draw:text-style-name="P71" svg:x1="5.864cm" svg:y1="3.165cm" svg:x2="6.564cm" svg:y2="0.365cm"><text:p/></draw:line><draw:line draw:style-name="gr7" draw:text-style-name="P71" svg:x1="5.864cm" svg:y1="3.166cm" svg:x2="7.964cm" svg:y2="3.166cm"><text:p/></draw:line><draw:line draw:style-name="gr7" draw:text-style-name="P71" svg:x1="7.965cm" svg:y1="3.165cm" svg:x2="6.565cm" svg:y2="0.365cm"><text:p/></draw:line><draw:line draw:style-name="gr6" draw:text-style-name="P71" svg:x1="6.565cm" svg:y1="1.764cm" svg:x2="8.665cm" svg:y2="1.764cm"><text:p/></draw:line></draw:g><text:span text:style-name="Bold_5f_niv2"><text:span text:style-name="T20"/></text:span></text:h>
      <text:h text:style-name="P55" text:outline-level="1"><text:span text:style-name="Bold_5f_niv2"><text:span text:style-name="T20"/></text:span></text:h>
      <text:h text:style-name="P55" text:outline-level="1"><text:span text:style-name="Bold_5f_niv2"><text:span text:style-name="T20"/></text:span></text:h>
      <text:h text:style-name="P54" text:outline-level="1"><text:span text:style-name="Bold_5f_niv2"><text:span text:style-name="T31">c</text:span></text:span><text:span text:style-name="Bold_5f_niv2"><text:span text:style-name="T30">. </text:span></text:span><text:span text:style-name="Bold_5f_niv2"><text:span text:style-name="T21">Pyramide à base </text:span></text:span><text:span text:style-name="Bold_5f_niv2"><text:span text:style-name="T30"><text:tab/><text:tab/></text:span></text:span><text:span text:style-name="Bold_5f_niv2"><text:span text:style-name="T31">d</text:span></text:span><text:span text:style-name="Bold_5f_niv2"><text:span text:style-name="T30">.</text:span></text:span><text:span text:style-name="Bold_5f_niv2"><text:span text:style-name="T21"> Cône</text:span></text:span></text:h>
      <text:h text:style-name="P53" text:outline-level="1"><text:span text:style-name="Bold_5f_niv2"><text:span text:style-name="T21">hexagonale.</text:span></text:span></text:h>
      <text:h text:style-name="P55" text:outline-level="1"><draw:g text:anchor-type="paragraph" draw:z-index="22" draw:name="Forme2" draw:style-name="gr1"><draw:line draw:style-name="gr5" draw:text-style-name="P71" svg:x1="-0.092cm" svg:y1="0.366cm" svg:x2="9.008cm" svg:y2="0.366cm"><text:p/></draw:line><draw:line draw:style-name="gr5" draw:text-style-name="P71" svg:x1="-0.092cm" svg:y1="1.067cm" svg:x2="9.008cm" svg:y2="1.067cm"><text:p/></draw:line><draw:line draw:style-name="gr5" draw:text-style-name="P71" svg:x1="-0.092cm" svg:y1="1.767cm" svg:x2="9.008cm" svg:y2="1.767cm"><text:p/></draw:line><draw:line draw:style-name="gr5" draw:text-style-name="P71" svg:x1="-0.092cm" svg:y1="2.465cm" svg:x2="9.008cm" svg:y2="2.465cm"><text:p/></draw:line><draw:line draw:style-name="gr5" draw:text-style-name="P71" svg:x1="-0.092cm" svg:y1="3.167cm" svg:x2="9.008cm" svg:y2="3.167cm"><text:p/></draw:line><draw:line draw:style-name="gr5" draw:text-style-name="P71" svg:x1="3.008cm" svg:y1="-0.033cm" svg:x2="3.008cm" svg:y2="3.667cm"><text:p/></draw:line><draw:line draw:style-name="gr5" draw:text-style-name="P71" svg:x1="2.308cm" svg:y1="-0.033cm" svg:x2="2.308cm" svg:y2="3.667cm"><text:p/></draw:line><draw:line draw:style-name="gr5" draw:text-style-name="P71" svg:x1="1.607cm" svg:y1="-0.033cm" svg:x2="1.607cm" svg:y2="3.667cm"><text:p/></draw:line><draw:line draw:style-name="gr5" draw:text-style-name="P71" svg:x1="0.905cm" svg:y1="-0.033cm" svg:x2="0.905cm" svg:y2="3.667cm"><text:p/></draw:line><draw:line draw:style-name="gr5" draw:text-style-name="P71" svg:x1="0.208cm" svg:y1="-0.033cm" svg:x2="0.208cm" svg:y2="3.667cm"><text:p/></draw:line><draw:line draw:style-name="gr5" draw:text-style-name="P71" svg:x1="5.805cm" svg:y1="-0.033cm" svg:x2="5.805cm" svg:y2="3.667cm"><text:p/></draw:line><draw:line draw:style-name="gr5" draw:text-style-name="P71" svg:x1="5.108cm" svg:y1="-0.033cm" svg:x2="5.108cm" svg:y2="3.667cm"><text:p/></draw:line><draw:line draw:style-name="gr5" draw:text-style-name="P71" svg:x1="4.408cm" svg:y1="-0.033cm" svg:x2="4.408cm" svg:y2="3.667cm"><text:p/></draw:line><draw:line draw:style-name="gr5" draw:text-style-name="P71" svg:x1="3.706cm" svg:y1="-0.033cm" svg:x2="3.706cm" svg:y2="3.667cm"><text:p/></draw:line><draw:line draw:style-name="gr5" draw:text-style-name="P71" svg:x1="8.608cm" svg:y1="-0.033cm" svg:x2="8.608cm" svg:y2="3.667cm"><text:p/></draw:line><draw:line draw:style-name="gr5" draw:text-style-name="P71" svg:x1="7.904cm" svg:y1="-0.033cm" svg:x2="7.904cm" svg:y2="3.667cm"><text:p/></draw:line><draw:line draw:style-name="gr5" draw:text-style-name="P71" svg:x1="7.208cm" svg:y1="-0.033cm" svg:x2="7.208cm" svg:y2="3.667cm"><text:p/></draw:line><draw:line draw:style-name="gr5" draw:text-style-name="P71" svg:x1="6.507cm" svg:y1="-0.033cm" svg:x2="6.507cm" svg:y2="3.667cm"><text:p/></draw:line><draw:line draw:style-name="gr6" draw:text-style-name="P71" svg:x1="2.308cm" svg:y1="1.067cm" svg:x2="2.308cm" svg:y2="2.467cm"><text:p/></draw:line><draw:line draw:style-name="gr7" draw:text-style-name="P71" svg:x1="0.905cm" svg:y1="1.067cm" svg:x2="0.905cm" svg:y2="2.467cm"><text:p/></draw:line><draw:line draw:style-name="gr7" draw:text-style-name="P71" svg:x1="3.705cm" svg:y1="1.767cm" svg:x2="0.905cm" svg:y2="2.467cm"><text:p/></draw:line><draw:line draw:style-name="gr7" draw:text-style-name="P71" svg:x1="1.605cm" svg:y1="3.165cm" svg:x2="0.905cm" svg:y2="2.465cm"><text:p/></draw:line><draw:line draw:style-name="gr7" draw:text-style-name="P71" svg:x1="0.905cm" svg:y1="1.066cm" svg:x2="1.605cm" svg:y2="0.366cm"><text:p/></draw:line><draw:line draw:style-name="gr8" draw:text-style-name="P70" svg:x1="5.108cm" svg:y1="1.067cm" svg:x2="6.508cm" svg:y2="3.167cm"><text:p/></draw:line><draw:ellipse draw:style-name="gr9" draw:text-style-name="P69" svg:width="2.807cm" svg:height="0.964cm" draw:transform="rotate (-3.14159265358979) translate (7.91280555555556cm 1.58044444444444cm)" draw:kind="arc" draw:start-angle="181.67" draw:end-angle="356.19"><text:p/></draw:ellipse></draw:g><text:span text:style-name="Bold_5f_niv2"><text:span text:style-name="T20"/></text:span></text:h>
      <text:h text:style-name="P55" text:outline-level="1"><text:span text:style-name="Bold_5f_niv2"><text:span text:style-name="T20"/></text:span></text:h>
      <text:h text:style-name="P55" text:outline-level="1"><text:span text:style-name="Bold_5f_niv2"><text:span text:style-name="T20"/></text:span></text:h>
      <text:list xml:id="list102320126662045" text:continue-numbering="true" text:style-name="Num_5f_Exo">
        <text:list-item>
          <text:h text:style-name="P61" text:outline-level="1"><draw:g text:anchor-type="paragraph" draw:z-index="23" draw:name="Forme3" draw:style-name="gr1"><draw:ellipse draw:style-name="gr2" draw:text-style-name="P69" svg:width="2.292cm" svg:height="0.496cm" svg:x="6.809cm" svg:y="2.379cm" draw:kind="arc" draw:start-angle="181.67" draw:end-angle="356.19"><text:p/></draw:ellipse><draw:line draw:style-name="gr3" draw:text-style-name="P70" svg:x1="7.943cm" svg:y1="0.954cm" svg:x2="6.832cm" svg:y2="2.611cm"><text:p/></draw:line><draw:line draw:style-name="gr3" draw:text-style-name="P70" svg:x1="7.942cm" svg:y1="0.968cm" svg:x2="9.108cm" svg:y2="2.641cm"><text:p/></draw:line><draw:ellipse draw:style-name="gr4" draw:text-style-name="P69" svg:width="2.294cm" svg:height="0.502cm" draw:transform="rotate (-3.14159265358979) translate (9.09813888888889cm 2.89630555555556cm)" draw:kind="arc" draw:start-angle="181.67" draw:end-angle="356.19"><text:p/></draw:ellipse></draw:g><text:span text:style-name="_5f_BVS"><text:span text:style-name="T22"> C</text:span></text:span><text:span text:style-name="_5f_BVS"><text:span text:style-name="T24">onstruis </text:span></text:span><text:span text:style-name="_5f_BVS"><text:span text:style-name="T33">les vues de dessus et </text:span></text:span></text:h>
          <text:h text:style-name="P62" text:outline-level="1"><text:span text:style-name="_5f_BVS"><text:span text:style-name="T33">de face </text:span></text:span><text:span text:style-name="_5f_BVS"><text:span text:style-name="T22">d’</text:span></text:span><text:span text:style-name="_5f_BVS"><text:span text:style-name="T23">un cône </text:span></text:span><text:span text:style-name="_5f_BVS"><text:span text:style-name="T24">dont le rayon est </text:span></text:span></text:h>
          <text:h text:style-name="P62" text:outline-level="1"><text:span text:style-name="_5f_BVS"><text:span text:style-name="T24">de 2 cm et la génératrice de 4 cm</text:span></text:span><text:span text:style-name="_5f_BVS"><text:span text:style-name="T13">.</text:span></text:span></text:h>
          <text:h text:style-name="P63" text:outline-level="1"><text:span text:style-name="_5f_BVS"/></text:h>
        </text:list-item>
      </text:list>
      <text:h text:style-name="P56" text:outline-level="1"><text:span text:style-name="_5f_BVS"/></text:h>
      <text:h text:style-name="P56" text:outline-level="1"><text:span text:style-name="_5f_BVS"/></text:h>
      <text:h text:style-name="P56" text:outline-level="1"><text:span text:style-name="_5f_BVS"/></text:h>
      <text:h text:style-name="P56" text:outline-level="1"><text:span text:style-name="_5f_BVS"/></text:h>
      <text:list xml:id="list102320383097564" text:continue-numbering="true" text:style-name="Num_5f_Exo">
        <text:list-item>
          <text:h text:style-name="P64" text:outline-level="1"><text:span text:style-name="_5f_BVS"><text:span text:style-name="T32"> LMNOP</text:span></text:span><text:span text:style-name="_5f_BVS"><text:span text:style-name="T43">Q</text:span></text:span><text:span text:style-name="_5f_BVS"><text:span text:style-name="T32">R</text:span></text:span><text:span text:style-name="_5f_BVS"><text:span text:style-name="T43">S</text:span></text:span><text:span text:style-name="_5f_BVS"><text:span text:style-name="T32"> est un cube. Donne la nature de chacune des faces de la pyramide ORST.</text:span></text:span></text:h>
          <text:p text:style-name="P36"><text:span text:style-name="_5f_BVS"><draw:g text:anchor-type="as-char" svg:y="0cm" draw:z-index="19" draw:name="Forme7" draw:style-name="gr18"><draw:frame draw:style-name="gr19" draw:text-style-name="P80" svg:width="1.195cm" svg:height="0.892cm" svg:x="1.575cm" svg:y="0cm"><draw:text-box><text:p text:style-name="P79"><text:span text:style-name="T46">M</text:span></text:p></draw:text-box></draw:frame><draw:line draw:style-name="gr20" draw:text-style-name="P81" svg:x1="0.726cm" svg:y1="1.491cm" svg:x2="3.675cm" svg:y2="1.488cm"><text:p/></draw:line><draw:line draw:style-name="gr21" draw:text-style-name="P81" svg:x1="3.675cm" svg:y1="1.488cm" svg:x2="3.675cm" svg:y2="4.751cm"><text:p/></draw:line><draw:line draw:style-name="gr20" draw:text-style-name="P81" svg:x1="0.725cm" svg:y1="4.757cm" svg:x2="3.674cm" svg:y2="4.757cm"><text:p/></draw:line><draw:line draw:style-name="gr20" draw:text-style-name="P81" svg:x1="0.726cm" svg:y1="1.489cm" svg:x2="2.2cm" svg:y2="0.676cm"><text:p/></draw:line><draw:line draw:style-name="gr20" draw:text-style-name="P81" svg:x1="3.675cm" svg:y1="1.489cm" svg:x2="5.149cm" svg:y2="0.676cm"><text:p/></draw:line><draw:line draw:style-name="gr20" draw:text-style-name="P81" svg:x1="2.2cm" svg:y1="0.679cm" svg:x2="5.149cm" svg:y2="0.676cm"><text:p/></draw:line><draw:line draw:style-name="gr21" draw:text-style-name="P81" svg:x1="3.675cm" svg:y1="4.751cm" svg:x2="5.149cm" svg:y2="3.935cm"><text:p/></draw:line><draw:line draw:style-name="gr20" draw:text-style-name="P81" svg:x1="5.149cm" svg:y1="0.676cm" svg:x2="5.149cm" svg:y2="3.936cm"><text:p/></draw:line><draw:line draw:style-name="gr22" draw:text-style-name="P81" svg:x1="2.2cm" svg:y1="0.676cm" svg:x2="2.2cm" svg:y2="3.936cm"><text:p/></draw:line><draw:line draw:style-name="gr22" draw:text-style-name="P81" svg:x1="0.725cm" svg:y1="4.753cm" svg:x2="2.201cm" svg:y2="3.94cm"><text:p/></draw:line><draw:line draw:style-name="gr22" draw:text-style-name="P81" svg:x1="2.2cm" svg:y1="3.938cm" svg:x2="5.149cm" svg:y2="3.935cm"><text:p/></draw:line><draw:line draw:style-name="gr21" draw:text-style-name="P81" svg:x1="3.674cm" svg:y1="1.488cm" svg:x2="2.2cm" svg:y2="4.751cm"><text:p/></draw:line><draw:line draw:style-name="gr21" draw:text-style-name="P81" svg:x1="2.2cm" svg:y1="4.757cm" svg:x2="3.674cm" svg:y2="4.757cm"><text:p/></draw:line><draw:line draw:style-name="gr23" draw:text-style-name="P81" svg:x1="2.215cm" svg:y1="4.731cm" svg:x2="5.127cm" svg:y2="3.915cm"><text:p/></draw:line><draw:line draw:style-name="gr21" draw:text-style-name="P81" svg:x1="3.675cm" svg:y1="1.488cm" svg:x2="5.149cm" svg:y2="3.935cm"><text:p/></draw:line><draw:g draw:style-name="gr24"><draw:line draw:style-name="gr20" draw:text-style-name="P81" svg:x1="3.103cm" svg:y1="4.596cm" svg:x2="3.268cm" svg:y2="4.836cm"><text:p/></draw:line><draw:line draw:style-name="gr20" draw:text-style-name="P81" svg:x1="3.082cm" svg:y1="4.672cm" svg:x2="3.246cm" svg:y2="4.912cm"><text:p/></draw:line></draw:g><draw:frame draw:style-name="gr19" draw:text-style-name="P80" svg:width="0.976cm" svg:height="0.892cm" svg:x="0cm" svg:y="0.977cm"><draw:text-box><text:p text:style-name="P79"><text:span text:style-name="T46">L</text:span></text:p></draw:text-box></draw:frame><draw:frame draw:style-name="gr19" draw:text-style-name="P80" svg:width="1.116cm" svg:height="0.892cm" svg:x="4.886cm" svg:y="0.078cm"><draw:text-box><text:p text:style-name="P79"><text:span text:style-name="T46">N</text:span></text:p></draw:text-box></draw:frame><draw:frame draw:style-name="gr25" draw:text-style-name="P80" svg:width="1.077cm" svg:height="0.89cm" svg:x="3.007cm" svg:y="0.808cm"><draw:text-box><text:p text:style-name="P79"><text:span text:style-name="T46">O</text:span></text:p></draw:text-box></draw:frame><draw:frame draw:style-name="gr19" draw:text-style-name="P80" svg:width="1.045cm" svg:height="0.892cm" svg:x="1.367cm" svg:y="3.251cm"><draw:text-box><text:p text:style-name="P79"><text:span text:style-name="T46">Q</text:span></text:p></draw:text-box></draw:frame><draw:frame draw:style-name="gr19" draw:text-style-name="P80" svg:width="0.955cm" svg:height="0.892cm" svg:x="0cm" svg:y="4.44cm"><draw:text-box><text:p text:style-name="P79"><text:span text:style-name="T46">P</text:span></text:p></draw:text-box></draw:frame><draw:frame draw:style-name="gr19" draw:text-style-name="P80" svg:width="0.978cm" svg:height="0.892cm" svg:x="4.817cm" svg:y="3.852cm"><draw:text-box><text:p text:style-name="P79"><text:span text:style-name="T46">R</text:span></text:p></draw:text-box></draw:frame><draw:frame draw:style-name="gr19" draw:text-style-name="P80" svg:width="0.994cm" svg:height="0.892cm" svg:x="3.351cm" svg:y="4.65cm"><draw:text-box><text:p text:style-name="P79"><text:span text:style-name="T46">S</text:span></text:p></draw:text-box></draw:frame><draw:frame draw:style-name="gr25" draw:text-style-name="P80" svg:width="1.299cm" svg:height="0.89cm" svg:x="1.545cm" svg:y="4.106cm"><draw:text-box><text:p text:style-name="P79"><text:span text:style-name="T46">T</text:span></text:p></draw:text-box></draw:frame><draw:line draw:style-name="gr26" draw:text-style-name="P82" svg:x1="0.729cm" svg:y1="1.499cm" svg:x2="0.729cm" svg:y2="4.745cm"><text:p/></draw:line><draw:g draw:style-name="gr24"><draw:line draw:style-name="gr20" draw:text-style-name="P81" svg:x1="1.503cm" svg:y1="4.608cm" svg:x2="1.668cm" svg:y2="4.848cm"><text:p/></draw:line><draw:line draw:style-name="gr20" draw:text-style-name="P81" svg:x1="1.48cm" svg:y1="4.68cm" svg:x2="1.644cm" svg:y2="4.919cm"><text:p/></draw:line></draw:g></draw:g></text:span></text:p>
        </text:list-item>
      </text:list>
      <text:p text:style-name="P31"><text:span text:style-name="_5f_pointillés_20_gris"><text:span text:style-name="T16"><text:tab/></text:span></text:span></text:p>
      <text:p text:style-name="P21"><text:span text:style-name="_5f_pointillés_20_gris"><text:span text:style-name="T16"><text:tab/></text:span></text:span></text:p>
      <text:p text:style-name="P21"><text:span text:style-name="_5f_pointillés_20_gris"><text:span text:style-name="T16"><text:tab/></text:span></text:span></text:p>
      <text:p text:style-name="P21"><text:span text:style-name="_5f_pointillés_20_gris"><text:span text:style-name="T16"><text:tab/></text:span></text:span></text:p>
      <text:p text:style-name="P21"><text:span text:style-name="_5f_pointillés_20_gris"><text:span text:style-name="T16"><text:tab/></text:span></text:span></text:p>
      <text:list xml:id="list102320466866943" text:continue-numbering="true" text:style-name="Num_5f_Exo">
        <text:list-item>
          <text:h text:style-name="P67" text:outline-level="1"><text:span text:style-name="_5f_BVS"> </text:span><text:span text:style-name="_5f_BVS"><text:span text:style-name="T14">Sur les figures en perspective cavalière d’un pavé droit ABCDFGH</text:span></text:span><text:span text:style-name="_5f_BVS"><text:span text:style-name="T42">E</text:span></text:span><text:span text:style-name="_5f_BVS"><text:span text:style-name="T14"> ci-dessous, représente les pyramides demandées. 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918582142720">
          <table:table-cell table:style-name="Tableau1.A1" office:value-type="string">
            <text:list xml:id="list2973424530" text:style-name="liste_5f_abc">
              <text:list-item>
                <text:p text:style-name="P37">ADCHE</text:p>
              </text:list-item>
            </text:list>
          </table:table-cell>
          <table:table-cell table:style-name="Tableau1.A1" office:value-type="string">
            <text:p text:style-name="P32"><draw:g text:anchor-type="as-char" svg:y="-1.328cm" draw:z-index="15" draw:name="Forme8" draw:style-name="gr50"><draw:line draw:style-name="gr40" draw:text-style-name="P87" svg:x1="0.319cm" svg:y1="2.485cm" svg:x2="0.319cm" svg:y2="0.986cm"><text:p/></draw:line><draw:line draw:style-name="gr40" draw:text-style-name="P87" svg:x1="2.818cm" svg:y1="2.485cm" svg:x2="0.319cm" svg:y2="2.485cm"><text:p/></draw:line><draw:line draw:style-name="gr40" draw:text-style-name="P87" svg:x1="2.818cm" svg:y1="0.986cm" svg:x2="2.818cm" svg:y2="2.485cm"><text:p/></draw:line><draw:line draw:style-name="gr40" draw:text-style-name="P87" svg:x1="0.319cm" svg:y1="0.986cm" svg:x2="2.818cm" svg:y2="0.986cm"><text:p/></draw:line><draw:line draw:style-name="gr40" draw:text-style-name="P87" svg:x1="1.319cm" svg:y1="0.485cm" svg:x2="0.319cm" svg:y2="0.986cm"><text:p/></draw:line><draw:line draw:style-name="gr40" draw:text-style-name="P87" svg:x1="3.818cm" svg:y1="0.485cm" svg:x2="2.818cm" svg:y2="0.986cm"><text:p/></draw:line><draw:line draw:style-name="gr40" draw:text-style-name="P87" svg:x1="3.818cm" svg:y1="0.485cm" svg:x2="1.319cm" svg:y2="0.485cm"><text:p/></draw:line><draw:line draw:style-name="gr40" draw:text-style-name="P87" svg:x1="2.818cm" svg:y1="2.485cm" svg:x2="3.818cm" svg:y2="1.984cm"><text:p/></draw:line><draw:line draw:style-name="gr40" draw:text-style-name="P87" svg:x1="3.818cm" svg:y1="0.485cm" svg:x2="3.818cm" svg:y2="1.984cm"><text:p/></draw:line><draw:line draw:style-name="gr41" draw:text-style-name="P87" svg:x1="0.319cm" svg:y1="2.485cm" svg:x2="1.319cm" svg:y2="1.984cm"><text:p/></draw:line><draw:line draw:style-name="gr41" draw:text-style-name="P87" svg:x1="1.319cm" svg:y1="0.485cm" svg:x2="1.319cm" svg:y2="1.984cm"><text:p/></draw:line><draw:line draw:style-name="gr41" draw:text-style-name="P87" svg:x1="3.818cm" svg:y1="1.984cm" svg:x2="1.319cm" svg:y2="1.984cm"><text:p/></draw:line><draw:frame draw:style-name="gr51" draw:text-style-name="P86" svg:width="0.207cm" svg:height="0.5cm" svg:x="1.192cm" svg:y="0cm"><draw:text-box><text:p text:style-name="P74"><text:span text:style-name="T49">F</text:span></text:p></draw:text-box></draw:frame><draw:frame draw:style-name="gr52" draw:text-style-name="P86" svg:width="0.258cm" svg:height="0.414cm" svg:x="2.877cm" svg:y="0.924cm"><draw:text-box><text:p text:style-name="P74"><text:span text:style-name="T49">B</text:span></text:p></draw:text-box></draw:frame><draw:frame draw:style-name="gr53" draw:text-style-name="P86" svg:width="0.269cm" svg:height="0.414cm" svg:x="3.858cm" svg:y="1.891cm"><draw:text-box><text:p text:style-name="P74"><text:span text:style-name="T49">H</text:span></text:p></draw:text-box></draw:frame><draw:frame draw:style-name="gr54" draw:text-style-name="P86" svg:width="0.339cm" svg:height="0.5cm" svg:x="1.021cm" svg:y="1.57cm"><draw:text-box><text:p text:style-name="P74"><text:span text:style-name="T49">E </text:span></text:p></draw:text-box></draw:frame><draw:frame draw:style-name="gr55" draw:text-style-name="P86" svg:width="0.251cm" svg:height="0.5cm" svg:x="2.78cm" svg:y="2.484cm"><draw:text-box><text:p text:style-name="P74"><text:span text:style-name="T49">C</text:span></text:p></draw:text-box></draw:frame><draw:frame draw:style-name="gr56" draw:text-style-name="P86" svg:width="0.276cm" svg:height="0.5cm" svg:x="0cm" svg:y="2.369cm"><draw:text-box><text:p text:style-name="P74"><text:span text:style-name="T49">D</text:span></text:p></draw:text-box></draw:frame><draw:frame draw:style-name="gr57" draw:text-style-name="P86" svg:width="0.278cm" svg:height="0.5cm" svg:x="3.81cm" svg:y="0.097cm"><draw:text-box><text:p text:style-name="P74"><text:span text:style-name="T49">G</text:span></text:p></draw:text-box></draw:frame><draw:frame draw:style-name="gr58" draw:text-style-name="P86" svg:width="0.246cm" svg:height="0.5cm" svg:x="0.046cm" svg:y="0.538cm"><draw:text-box><text:p text:style-name="P74"><text:span text:style-name="T49">A</text:span></text:p></draw:text-box></draw:frame></draw:g></text:p>
          </table:table-cell>
        </table:table-row>
        <table:table-row table:style-name="TableLine2918582157952">
          <table:table-cell table:style-name="Tableau1.A1" office:value-type="string">
            <text:list xml:id="list102320494552876" text:continue-numbering="true" text:style-name="liste_5f_abc">
              <text:list-item>
                <text:p text:style-name="P37">BDCH</text:p>
              </text:list-item>
            </text:list>
          </table:table-cell>
          <table:table-cell table:style-name="Tableau1.A1" office:value-type="string">
            <text:p text:style-name="P32"><draw:g text:anchor-type="as-char" draw:z-index="16" draw:name="Forme9" draw:style-name="gr39"><draw:line draw:style-name="gr40" draw:text-style-name="P87" svg:x1="0.319cm" svg:y1="2.485cm" svg:x2="0.319cm" svg:y2="0.986cm"><text:p/></draw:line><draw:line draw:style-name="gr40" draw:text-style-name="P87" svg:x1="2.818cm" svg:y1="2.485cm" svg:x2="0.319cm" svg:y2="2.485cm"><text:p/></draw:line><draw:line draw:style-name="gr40" draw:text-style-name="P87" svg:x1="2.818cm" svg:y1="0.986cm" svg:x2="2.818cm" svg:y2="2.485cm"><text:p/></draw:line><draw:line draw:style-name="gr40" draw:text-style-name="P87" svg:x1="0.319cm" svg:y1="0.986cm" svg:x2="2.818cm" svg:y2="0.986cm"><text:p/></draw:line><draw:line draw:style-name="gr40" draw:text-style-name="P87" svg:x1="1.319cm" svg:y1="0.485cm" svg:x2="0.319cm" svg:y2="0.986cm"><text:p/></draw:line><draw:line draw:style-name="gr40" draw:text-style-name="P87" svg:x1="3.818cm" svg:y1="0.485cm" svg:x2="2.818cm" svg:y2="0.986cm"><text:p/></draw:line><draw:line draw:style-name="gr40" draw:text-style-name="P87" svg:x1="3.818cm" svg:y1="0.485cm" svg:x2="1.319cm" svg:y2="0.485cm"><text:p/></draw:line><draw:line draw:style-name="gr40" draw:text-style-name="P87" svg:x1="2.818cm" svg:y1="2.485cm" svg:x2="3.818cm" svg:y2="1.984cm"><text:p/></draw:line><draw:line draw:style-name="gr40" draw:text-style-name="P87" svg:x1="3.818cm" svg:y1="0.485cm" svg:x2="3.818cm" svg:y2="1.984cm"><text:p/></draw:line><draw:line draw:style-name="gr41" draw:text-style-name="P87" svg:x1="0.319cm" svg:y1="2.485cm" svg:x2="1.319cm" svg:y2="1.984cm"><text:p/></draw:line><draw:line draw:style-name="gr41" draw:text-style-name="P87" svg:x1="1.319cm" svg:y1="0.485cm" svg:x2="1.319cm" svg:y2="1.984cm"><text:p/></draw:line><draw:line draw:style-name="gr41" draw:text-style-name="P87" svg:x1="3.818cm" svg:y1="1.984cm" svg:x2="1.319cm" svg:y2="1.984cm"><text:p/></draw:line><draw:frame draw:style-name="gr42" draw:text-style-name="P86" svg:width="0.207cm" svg:height="0.5cm" svg:x="1.192cm" svg:y="0cm"><draw:text-box><text:p text:style-name="P74"><text:span text:style-name="T49">F</text:span></text:p></draw:text-box></draw:frame><draw:frame draw:style-name="gr43" draw:text-style-name="P86" svg:width="0.258cm" svg:height="0.414cm" svg:x="2.877cm" svg:y="0.924cm"><draw:text-box><text:p text:style-name="P74"><text:span text:style-name="T49">B</text:span></text:p></draw:text-box></draw:frame><draw:frame draw:style-name="gr44" draw:text-style-name="P86" svg:width="0.269cm" svg:height="0.414cm" svg:x="3.858cm" svg:y="1.891cm"><draw:text-box><text:p text:style-name="P74"><text:span text:style-name="T49">H</text:span></text:p></draw:text-box></draw:frame><draw:frame draw:style-name="gr45" draw:text-style-name="P86" svg:width="0.339cm" svg:height="0.5cm" svg:x="1.021cm" svg:y="1.57cm"><draw:text-box><text:p text:style-name="P74"><text:span text:style-name="T49">E </text:span></text:p></draw:text-box></draw:frame><draw:frame draw:style-name="gr46" draw:text-style-name="P86" svg:width="0.251cm" svg:height="0.5cm" svg:x="2.78cm" svg:y="2.484cm"><draw:text-box><text:p text:style-name="P74"><text:span text:style-name="T49">C</text:span></text:p></draw:text-box></draw:frame><draw:frame draw:style-name="gr47" draw:text-style-name="P86" svg:width="0.276cm" svg:height="0.5cm" svg:x="0cm" svg:y="2.369cm"><draw:text-box><text:p text:style-name="P74"><text:span text:style-name="T49">D</text:span></text:p></draw:text-box></draw:frame><draw:frame draw:style-name="gr48" draw:text-style-name="P86" svg:width="0.278cm" svg:height="0.5cm" svg:x="3.81cm" svg:y="0.097cm"><draw:text-box><text:p text:style-name="P74"><text:span text:style-name="T49">G</text:span></text:p></draw:text-box></draw:frame><draw:frame draw:style-name="gr49" draw:text-style-name="P86" svg:width="0.246cm" svg:height="0.5cm" svg:x="0.046cm" svg:y="0.538cm"><draw:text-box><text:p text:style-name="P74"><text:span text:style-name="T49">A</text:span></text:p></draw:text-box></draw:frame></draw:g></text:p>
          </table:table-cell>
        </table:table-row>
      </table:table>
      <text:list xml:id="list102320628809884" text:continue-numbering="true" text:style-name="liste_5f_abc">
        <text:list-item>
          <text:p text:style-name="P39"><text:soft-page-break/><text:span text:style-name="_5f_BVS"><text:span text:style-name="T14">Pour chacune des pyramides, indique la nature de leurs faces. </text:span></text:span></text:p>
        </text:list-item>
      </text:list>
      <text:p text:style-name="P30"><text:span text:style-name="_5f_BVS"><text:span text:style-name="T40">•</text:span></text:span><text:span text:style-name="_5f_BVS"><text:span text:style-name="T41"> </text:span></text:span><text:span text:style-name="_5f_BVS"><text:span text:style-name="T15">Pyramide ADCHE : </text:span></text:span><text:span text:style-name="_5f_pointillés_20_gris"><text:span text:style-name="T17"><text:tab/></text:span></text:span></text:p>
      <text:p text:style-name="P33"><text:span text:style-name="_5f_pointillés_20_gris"><text:span text:style-name="T16"><text:tab/></text:span></text:span></text:p>
      <text:p text:style-name="P33"><text:span text:style-name="_5f_pointillés_20_gris"><text:span text:style-name="T16"><text:tab/></text:span></text:span></text:p>
      <text:p text:style-name="P33"><text:span text:style-name="_5f_pointillés_20_gris"><text:span text:style-name="T16"><text:tab/></text:span></text:span></text:p>
      <text:p text:style-name="P33"><text:span text:style-name="_5f_pointillés_20_gris"><text:span text:style-name="T16"><text:tab/></text:span></text:span></text:p>
      <text:h text:style-name="P68" text:outline-level="1"><text:span text:style-name="_5f_BVS"><text:span text:style-name="T40">•</text:span></text:span><text:span text:style-name="_5f_BVS"><text:span text:style-name="T41"> </text:span></text:span><text:span text:style-name="_5f_BVS"><text:span text:style-name="T15">Pyramide BDCH : </text:span></text:span><text:span text:style-name="_5f_pointillés_20_gris"><text:span text:style-name="T17"><text:tab/></text:span></text:span></text:h>
      <text:p text:style-name="P33"><text:span text:style-name="_5f_pointillés_20_gris"><text:span text:style-name="T16"><text:tab/></text:span></text:span></text:p>
      <text:p text:style-name="P33"><text:span text:style-name="_5f_pointillés_20_gris"><text:span text:style-name="T16"><text:tab/></text:span></text:span></text:p>
      <text:p text:style-name="P33"><text:span text:style-name="_5f_pointillés_20_gris"><text:span text:style-name="T16"><text:tab/></text:span></text:span></text:p>
      <text:list xml:id="list102321291981064" text:continue-list="list102320466866943" text:style-name="Num_5f_Exo">
        <text:list-item>
          <text:h text:style-name="P65" text:outline-level="1"><draw:g text:anchor-type="paragraph" draw:z-index="14" draw:name="Forme10" draw:style-name="gr59"><draw:line draw:style-name="gr60" draw:text-style-name="P88" svg:x1="5.931cm" svg:y1="1.822cm" svg:x2="7.067cm" svg:y2="1.822cm"><text:p/></draw:line><draw:line draw:style-name="gr61" draw:text-style-name="P88" svg:x1="5.931cm" svg:y1="2.958cm" svg:x2="7.067cm" svg:y2="2.958cm"><text:p/></draw:line><draw:line draw:style-name="gr62" draw:text-style-name="P88" svg:x1="7.067cm" svg:y1="1.822cm" svg:x2="7.067cm" svg:y2="2.956cm"><text:p/></draw:line><draw:line draw:style-name="gr63" draw:text-style-name="P88" svg:x1="7.447cm" svg:y1="0.686cm" svg:x2="8.583cm" svg:y2="0.686cm"><text:p/></draw:line><draw:line draw:style-name="gr64" draw:text-style-name="P88" svg:x1="7.447cm" svg:y1="1.822cm" svg:x2="8.583cm" svg:y2="1.822cm"><text:p/></draw:line><draw:line draw:style-name="gr65" draw:text-style-name="P88" svg:x1="5.93cm" svg:y1="1.824cm" svg:x2="7.449cm" svg:y2="0.686cm"><text:p/></draw:line><draw:line draw:style-name="gr66" draw:text-style-name="P88" svg:x1="7.073cm" svg:y1="2.967cm" svg:x2="8.585cm" svg:y2="1.822cm"><text:p/></draw:line><draw:line draw:style-name="gr67" draw:text-style-name="P88" svg:x1="7.067cm" svg:y1="1.822cm" svg:x2="8.58cm" svg:y2="0.686cm"><text:p/></draw:line><draw:line draw:style-name="gr68" draw:text-style-name="P88" svg:x1="5.931cm" svg:y1="2.956cm" svg:x2="7.444cm" svg:y2="1.822cm"><text:p/></draw:line><draw:line draw:style-name="gr69" draw:text-style-name="P88" svg:x1="7.066cm" svg:y1="1.841cm" svg:x2="7.445cm" svg:y2="0.679cm"><text:p/></draw:line><draw:line draw:style-name="gr70" draw:text-style-name="P88" svg:x1="5.944cm" svg:y1="2.925cm" svg:x2="7.461cm" svg:y2="0.695cm"><text:p/></draw:line><draw:line draw:style-name="gr71" draw:text-style-name="P88" svg:x1="8.581cm" svg:y1="0.679cm" svg:x2="8.583cm" svg:y2="1.822cm"><text:p/></draw:line><draw:line draw:style-name="gr72" draw:text-style-name="P88" svg:x1="7.447cm" svg:y1="0.686cm" svg:x2="7.447cm" svg:y2="1.822cm"><text:p/></draw:line><draw:line draw:style-name="gr73" draw:text-style-name="P88" svg:x1="5.931cm" svg:y1="1.808cm" svg:x2="5.931cm" svg:y2="2.983cm"><text:p/></draw:line><draw:line draw:style-name="gr74" draw:text-style-name="P88" svg:x1="7.449cm" svg:y1="0.695cm" svg:x2="7.087cm" svg:y2="2.96cm"><text:p/></draw:line><draw:frame draw:style-name="gr75" draw:text-style-name="P89" svg:width="0.364cm" svg:height="0.447cm" svg:x="8.618cm" svg:y="0.388cm"><draw:text-box><text:p text:style-name="P74"><text:span text:style-name="T50">F</text:span></text:p></draw:text-box></draw:frame><draw:frame draw:style-name="gr76" draw:text-style-name="P89" svg:width="0.364cm" svg:height="0.447cm" svg:x="7.202cm" svg:y="0.309cm"><draw:text-box><text:p text:style-name="P74"><text:span text:style-name="T50">E</text:span></text:p></draw:text-box></draw:frame><draw:frame draw:style-name="gr77" draw:text-style-name="P89" svg:width="0.362cm" svg:height="0.447cm" svg:x="8.645cm" svg:y="1.63cm"><draw:text-box><text:p text:style-name="P74"><text:span text:style-name="T50">G</text:span></text:p></draw:text-box></draw:frame><draw:frame draw:style-name="gr78" draw:text-style-name="P89" svg:width="0.362cm" svg:height="0.447cm" svg:x="6.74cm" svg:y="1.815cm"><draw:text-box><text:p text:style-name="P74"><text:span text:style-name="T50">B</text:span></text:p></draw:text-box></draw:frame><draw:frame draw:style-name="gr79" draw:text-style-name="P89" svg:width="0.364cm" svg:height="0.447cm" svg:x="7.057cm" svg:y="2.927cm"><draw:text-box><text:p text:style-name="P74"><text:span text:style-name="T50">C</text:span></text:p></draw:text-box></draw:frame><draw:frame draw:style-name="gr80" draw:text-style-name="P89" svg:width="0.362cm" svg:height="0.447cm" svg:x="5.604cm" svg:y="2.902cm"><draw:text-box><text:p text:style-name="P74"><text:span text:style-name="T50">D</text:span></text:p></draw:text-box></draw:frame><draw:frame draw:style-name="gr81" draw:text-style-name="P89" svg:width="0.364cm" svg:height="0.447cm" svg:x="7.535cm" svg:y="1.447cm"><draw:text-box><text:p text:style-name="P74"><text:span text:style-name="T50">H</text:span></text:p></draw:text-box></draw:frame><draw:frame draw:style-name="gr82" draw:text-style-name="P90" svg:width="0.299cm" svg:height="0.414cm" svg:x="5.616cm" svg:y="1.533cm"><draw:text-box><text:p text:style-name="P74"><text:span text:style-name="T51">A</text:span></text:p></draw:text-box></draw:frame></draw:g><text:span text:style-name="_5f_BVS"> ABCDEFGH est un pavé droit tel que ABCD </text:span><text:span text:style-name="_5f_BVS"><text:span text:style-name="T25">est</text:span></text:span><text:span text:style-name="_5f_BVS"> un carré. On s’intéresse aux faces de la pyramide </text:span><text:span text:style-name="_5f_BVS"><text:span text:style-name="T5">EABCD.</text:span></text:span></text:h>
        </text:list-item>
      </text:list>
      <text:list xml:id="list102321263952363" text:continue-list="list102320628809884" text:style-name="liste_5f_abc">
        <text:list-item text:start-value="1">
          <text:p text:style-name="P38"><text:span text:style-name="_5f_BVS">Quelle est la nature des faces EAD et EAB </text:span><text:span text:style-name="_5f_BVS"><text:span text:style-name="T5">de la pyramide ?</text:span></text:span></text:p>
        </text:list-item>
      </text:list>
      <text:p text:style-name="P34"><text:span text:style-name="_5f_pointillés_20_gris"><text:span text:style-name="T16"><text:tab/></text:span></text:span></text:p>
      <text:list xml:id="list102321467622555" text:continue-numbering="true" text:style-name="liste_5f_abc">
        <text:list-item>
          <text:p text:style-name="P38"><text:span text:style-name="_5f_BVS">C</text:span><text:span text:style-name="_5f_BVS"><text:span text:style-name="T34">omplète :</text:span></text:span></text:p>
          <text:p text:style-name="P41"><text:span text:style-name="_5f_BVS"><text:span text:style-name="T34">Les faces AEFB et ABCD sont </text:span></text:span><text:span text:style-name="_5f_BVS"><text:span text:style-name="T35">…………………………</text:span></text:span><text:span text:style-name="_5f_BVS"><text:span text:style-name="T26">,</text:span></text:span></text:p>
          <text:p text:style-name="P40"><text:span text:style-name="_5f_BVS"><text:span text:style-name="T27">donc EBC est un triangle</text:span></text:span><text:span text:style-name="_5f_BVS"><text:span text:style-name="T36"> …………………………………</text:span></text:span></text:p>
        </text:list-item>
        <text:list-item>
          <text:p text:style-name="P42"><text:span text:style-name="_5f_BVS">On a AB </text:span><text:span text:style-name="_5f_Symbole"><text:span text:style-name="T18">=</text:span></text:span><text:span text:style-name="_5f_BVS"> 1,5 cm et AE </text:span><text:span text:style-name="_5f_Symbole"><text:span text:style-name="T18">=</text:span></text:span><text:span text:style-name="_5f_BVS"> 2,7 cm. </text:span><text:span text:style-name="_5f_BVS"><text:span text:style-name="T34">Sans faire de calculs, r</text:span></text:span><text:span text:style-name="_5f_BVS">eprésente en vraie grandeur les </text:span><text:span text:style-name="_5f_BVS"><text:span text:style-name="T5">face</text:span></text:span><text:span text:style-name="_5f_BVS">s AED, BEC et EDC.</text:span></text:p>
        </text:list-item>
      </text:list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7"><text:span text:style-name="_5f_BVS"/></text:p>
      <text:list xml:id="list102321357624216" text:continue-list="list436205046" text:style-name="_5f_Numérotation_20_des_20_exercices_20_livrets">
        <text:list-header>
          <text:h text:style-name="_5f_Titre_20_d_27_exercices_20_livret_20_sans_20_titre" text:outline-level="1"><text:span text:style-name="_5f_BVS"/></text:h>
        </text:list-header>
      </text:list>
      <text:h text:style-name="P51" text:outline-level="1"><text:span text:style-name="_5f_BVS"/></text:h>
      <text:h text:style-name="P51" text:outline-level="1"><text:span text:style-name="_5f_BVS"/></text:h>
      <text:h text:style-name="P51" text:outline-level="1"><text:span text:style-name="_5f_BVS"/></text:h>
      <text:list xml:id="list102321016329055" text:continue-list="list102321291981064" text:style-name="Num_5f_Exo">
        <text:list-item>
          <text:h text:style-name="P66" text:outline-level="1"><text:span text:style-name="_5f_BVS"> </text:span><text:span text:style-name="T38">ABCDEFGH est un pavé droit tel que AB </text:span><text:span text:style-name="_5f_Symbole"><text:span text:style-name="T19">=</text:span></text:span><text:span text:style-name="T38"> </text:span><text:span text:style-name="T39">4,</text:span><text:span text:style-name="T38">8 cm ; AE </text:span><text:span text:style-name="_5f_Symbole"><text:span text:style-name="T19">=</text:span></text:span><text:span text:style-name="T38"> </text:span><text:span text:style-name="T39">3,</text:span><text:span text:style-name="T38">6 cm et AD </text:span><text:span text:style-name="_5f_Symbole"><text:span text:style-name="T19">=</text:span></text:span><text:span text:style-name="T38"> </text:span><text:span text:style-name="T28">2,7</text:span><text:span text:style-name="T38"> cm.</text:span></text:h>
        </text:list-item>
      </text:list>
      <text:list xml:id="list102320743267638" text:continue-list="list102321467622555" text:style-name="liste_5f_abc">
        <text:list-header>
          <text:h text:style-name="P50" text:outline-level="1"><draw:g text:anchor-type="as-char" draw:z-index="17" draw:name="Forme11" draw:style-name="gr28"><draw:line draw:style-name="gr29" draw:text-style-name="P85" svg:x1="0.255cm" svg:y1="1.441cm" svg:x2="2.757cm" svg:y2="0.367cm"><text:p/></draw:line><draw:line draw:style-name="gr29" draw:text-style-name="P85" svg:x1="0.255cm" svg:y1="1.44cm" svg:x2="1.326cm" svg:y2="1.44cm"><text:p/></draw:line><draw:line draw:style-name="gr29" draw:text-style-name="P85" svg:x1="1.326cm" svg:y1="1.44cm" svg:x2="1.326cm" svg:y2="2.871cm"><text:p/></draw:line><draw:line draw:style-name="gr29" draw:text-style-name="P85" svg:x1="0.255cm" svg:y1="1.44cm" svg:x2="0.255cm" svg:y2="2.871cm"><text:p/></draw:line><draw:line draw:style-name="gr29" draw:text-style-name="P85" svg:x1="0.255cm" svg:y1="2.873cm" svg:x2="1.326cm" svg:y2="2.873cm"><text:p/></draw:line><draw:line draw:style-name="gr29" draw:text-style-name="P85" svg:x1="1.326cm" svg:y1="1.441cm" svg:x2="3.828cm" svg:y2="0.367cm"><text:p/></draw:line><draw:line draw:style-name="gr29" draw:text-style-name="P85" svg:x1="1.326cm" svg:y1="2.873cm" svg:x2="3.828cm" svg:y2="1.799cm"><text:p/></draw:line><draw:line draw:style-name="gr29" draw:text-style-name="P85" svg:x1="3.829cm" svg:y1="0.367cm" svg:x2="3.829cm" svg:y2="1.798cm"><text:p/></draw:line><draw:line draw:style-name="gr29" draw:text-style-name="P85" svg:x1="2.765cm" svg:y1="0.358cm" svg:x2="3.838cm" svg:y2="0.358cm"><text:p/></draw:line><draw:line draw:style-name="gr30" draw:text-style-name="P85" svg:x1="2.755cm" svg:y1="0.367cm" svg:x2="2.755cm" svg:y2="1.798cm"><text:p/></draw:line><draw:line draw:style-name="gr30" draw:text-style-name="P85" svg:x1="2.755cm" svg:y1="1.799cm" svg:x2="3.826cm" svg:y2="1.799cm"><text:p/></draw:line><draw:line draw:style-name="gr30" draw:text-style-name="P85" svg:x1="2.757cm" svg:y1="1.799cm" svg:x2="0.255cm" svg:y2="2.873cm"><text:p/></draw:line><draw:line draw:style-name="gr30" draw:text-style-name="P85" svg:x1="2.756cm" svg:y1="0.367cm" svg:x2="1.326cm" svg:y2="2.872cm"><text:p/></draw:line><draw:line draw:style-name="gr30" draw:text-style-name="P85" svg:x1="3.826cm" svg:y1="1.798cm" svg:x2="2.755cm" svg:y2="0.367cm"><text:p/></draw:line><draw:line draw:style-name="gr30" draw:text-style-name="P85" svg:x1="2.757cm" svg:y1="0.367cm" svg:x2="0.255cm" svg:y2="2.872cm"><text:p/></draw:line><draw:frame draw:style-name="gr31" draw:text-style-name="P86" svg:width="0.246cm" svg:height="0.414cm" svg:x="0cm" svg:y="1.117cm"><draw:text-box><text:p text:style-name="P74"><text:span text:style-name="T48">A</text:span></text:p></draw:text-box></draw:frame><draw:frame draw:style-name="gr32" draw:text-style-name="P86" svg:width="0.246cm" svg:height="0.414cm" svg:x="2.656cm" svg:y="0cm"><draw:text-box><text:p text:style-name="P74"><text:span text:style-name="T48">B</text:span></text:p></draw:text-box></draw:frame><draw:frame draw:style-name="gr33" draw:text-style-name="P86" svg:width="0.251cm" svg:height="0.414cm" svg:x="3.806cm" svg:y="0.039cm"><draw:text-box><text:p text:style-name="P74"><text:span text:style-name="T48">C</text:span></text:p></draw:text-box></draw:frame><draw:frame draw:style-name="gr34" draw:text-style-name="P86" svg:width="0.276cm" svg:height="0.414cm" svg:x="1.208cm" svg:y="1.051cm"><draw:text-box><text:p text:style-name="P74"><text:span text:style-name="T48">D</text:span></text:p></draw:text-box></draw:frame><draw:frame draw:style-name="gr35" draw:text-style-name="P86" svg:width="0.227cm" svg:height="0.414cm" svg:x="0.018cm" svg:y="2.803cm"><draw:text-box><text:p text:style-name="P74"><text:span text:style-name="T48">E</text:span></text:p></draw:text-box></draw:frame><draw:frame draw:style-name="gr36" draw:text-style-name="P86" svg:width="0.207cm" svg:height="0.414cm" svg:x="2.528cm" svg:y="1.453cm"><draw:text-box><text:p text:style-name="P74"><text:span text:style-name="T48">F</text:span></text:p></draw:text-box></draw:frame><draw:frame draw:style-name="gr37" draw:text-style-name="P86" svg:width="0.278cm" svg:height="0.414cm" svg:x="3.852cm" svg:y="1.572cm"><draw:text-box><text:p text:style-name="P74"><text:span text:style-name="T48">G</text:span></text:p></draw:text-box></draw:frame><draw:frame draw:style-name="gr38" draw:text-style-name="P86" svg:width="0.269cm" svg:height="0.414cm" svg:x="1.275cm" svg:y="2.826cm"><draw:text-box><text:p text:style-name="P74"><text:span text:style-name="T48">H</text:span></text:p></draw:text-box></draw:frame></draw:g></text:h>
          <text:list>
            <text:list-item>
              <text:p text:style-name="P44">Quelle est la nature des <text:span text:style-name="T14">faces </text:span>EBF, BGF, BGH et BEH <text:span text:style-name="T14">de la pyramide BEFGH</text:span> ?</text:p>
              <text:p text:style-name="P35"><text:span text:style-name="_5f_pointillés_20_gris"><text:span text:style-name="T16"><text:tab/></text:span></text:span></text:p>
              <text:p text:style-name="P35"><text:span text:style-name="_5f_pointillés_20_gris"><text:span text:style-name="T16"><text:tab/></text:span></text:span></text:p>
              <text:p text:style-name="P35"><text:span text:style-name="_5f_pointillés_20_gris"><text:span text:style-name="T16"><text:tab/></text:span></text:span></text:p>
              <text:p text:style-name="P35"><text:span text:style-name="_5f_pointillés_20_gris"><text:span text:style-name="T16"><text:tab/></text:span></text:span></text:p>
            </text:list-item>
            <text:list-item>
              <text:p text:style-name="P45"><text:span text:style-name="_5f_BVS"><text:span text:style-name="T14">Construis ces faces en vraie grandeur.</text:span>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Caslon Pro Bold" svg:font-family="'Adobe Caslon Pro Bold'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adornments="Roman" style:font-family-generic="swiss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Roman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7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family-generic="system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42" draw:display-name="Dashed (var) 6042" draw:style="rect" draw:dots1="1" draw:dots1-length="0.011cm" draw:dots2="1" draw:dots2-length="0.011cm" draw:distance="0.011cm"/>
    <draw:stroke-dash draw:name="Dashed_20__28_var_29__20_6043" draw:display-name="Dashed (var) 6043" draw:style="rect" draw:dots1="1" draw:dots1-length="0.011cm" draw:dots2="1" draw:dots2-length="0.011cm" draw:distance="0.011cm"/>
    <draw:stroke-dash draw:name="Dashed_20__28_var_29__20_6044" draw:display-name="Dashed (var) 6044" draw:style="rect" draw:dots1="1" draw:dots1-length="0.011cm" draw:dots2="1" draw:dots2-length="0.011cm" draw:distance="0.011cm"/>
    <draw:stroke-dash draw:name="Dashed_20__28_var_29__20_6045" draw:display-name="Dashed (var) 6045" draw:style="rect" draw:dots1="1" draw:dots1-length="0.011cm" draw:dots2="1" draw:dots2-length="0.011cm" draw:distance="0.011cm"/>
    <draw:stroke-dash draw:name="Dashed_20__28_var_29__20_6046" draw:display-name="Dashed (var) 6046" draw:style="rect" draw:dots1="1" draw:dots1-length="0.011cm" draw:dots2="1" draw:dots2-length="0.011cm" draw:distance="0.011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404" draw:display-name="Dashed (var) 6404" draw:style="rect" draw:dots1="1" draw:dots1-length="0.011cm" draw:dots2="1" draw:dots2-length="0.011cm" draw:distance="0.011cm"/>
    <draw:stroke-dash draw:name="Dashed_20__28_var_29__20_6405" draw:display-name="Dashed (var) 6405" draw:style="rect" draw:dots1="1" draw:dots1-length="0.011cm" draw:dots2="1" draw:dots2-length="0.011cm" draw:distance="0.011cm"/>
    <draw:stroke-dash draw:name="Dashed_20__28_var_29__20_6406" draw:display-name="Dashed (var) 6406" draw:style="rect" draw:dots1="1" draw:dots1-length="0.011cm" draw:dots2="1" draw:dots2-length="0.011cm" draw:distance="0.011cm"/>
    <draw:stroke-dash draw:name="Dashed_20__28_var_29__20_6407" draw:display-name="Dashed (var) 6407" draw:style="rect" draw:dots1="1" draw:dots1-length="0.011cm" draw:dots2="1" draw:dots2-length="0.011cm" draw:distance="0.011cm"/>
    <draw:stroke-dash draw:name="Dashed_20__28_var_29__20_6408" draw:display-name="Dashed (var) 6408" draw:style="rect" draw:dots1="1" draw:dots1-length="0.011cm" draw:dots2="1" draw:dots2-length="0.011cm" draw:distance="0.011cm"/>
    <draw:stroke-dash draw:name="Dashed_20__28_var_29__20_6409" draw:display-name="Dashed (var) 6409" draw:style="rect" draw:dots1="1" draw:dots1-length="0.011cm" draw:dots2="1" draw:dots2-length="0.011cm" draw:distance="0.011cm"/>
    <draw:stroke-dash draw:name="Dashed_20__28_var_29__20_6410" draw:display-name="Dashed (var) 6410" draw:style="rect" draw:dots1="1" draw:dots1-length="0.011cm" draw:dots2="1" draw:dots2-length="0.011cm" draw:distance="0.011cm"/>
    <draw:stroke-dash draw:name="Dashed_20__28_var_29__20_6411" draw:display-name="Dashed (var) 6411" draw:style="rect" draw:dots1="1" draw:dots1-length="0.011cm" draw:dots2="1" draw:dots2-length="0.011cm" draw:distance="0.01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6cm" draw:dots2="1" draw:dots2-length="0.016cm" draw:distance="0.016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6cm" draw:dots2="1" draw:dots2-length="0.016cm" draw:distance="0.016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6cm" draw:dots2="1" draw:dots2-length="0.016cm" draw:distance="0.016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16cm" draw:dots2="1" draw:dots2-length="0.016cm" draw:distance="0.016cm"/>
    <draw:stroke-dash draw:name="Dashed_20__28_var_29__20_6807" draw:display-name="Dashed (var) 6807" draw:style="rect" draw:dots1="1" draw:dots1-length="0.011cm" draw:dots2="1" draw:dots2-length="0.011cm" draw:distance="0.011cm"/>
    <draw:stroke-dash draw:name="Dashed_20__28_var_29__20_6808" draw:display-name="Dashed (var) 6808" draw:style="rect" draw:dots1="1" draw:dots1-length="0.016cm" draw:dots2="1" draw:dots2-length="0.016cm" draw:distance="0.016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11cm" draw:dots2="1" draw:dots2-length="0.011cm" draw:distance="0.011cm"/>
    <draw:stroke-dash draw:name="Dashed_20__28_var_29__20_6811" draw:display-name="Dashed (var) 6811" draw:style="rect" draw:dots1="1" draw:dots1-length="0.011cm" draw:dots2="1" draw:dots2-length="0.011cm" draw:distance="0.011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661" draw:display-name="Dashed (var) 7661" draw:style="rect" draw:dots1="1" draw:dots1-length="36%" draw:distance="36%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45930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23ae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59302"/>
    </style:style>
    <style:style style:name="M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459302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515b67" style:font-size-asian="16pt" style:font-style-asian="normal" style:font-size-complex="16pt" style:font-style-complex="normal"/>
    </style:style>
    <style:style style:name="MT9" style:family="text">
      <style:text-properties officeooo:rsid="00440ec2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2" draw:name="Forme3" draw:style-name="Mgr3" draw:text-style-name="MP24" svg:x1="15.332cm" svg:y1="0.36cm" svg:x2="20.7cm" svg:y2="0.36cm"><text:p/></draw:line><text:span text:style-name="MT6">Con</text:span><text:span text:style-name="MT7">n</text:span><text:span text:style-name="MT8">aître les pyramides et les cônes</text:span></text:p>
      </style:header>
      <style:footer>
        <text:p text:style-name="MP26"><draw:frame draw:style-name="Mfr1" draw:name="Cadre1" text:anchor-type="paragraph" svg:y="-0.06cm" draw:z-index="7"><draw:text-box fo:min-height="0.499cm" fo:min-width="1cm"><draw:frame draw:style-name="Mfr2" draw:name="Cadre2" text:anchor-type="frame" svg:x="0.45cm" svg:y="0.079cm" svg:width="0.817cm" draw:z-index="9"><draw:text-box fo:min-height="0.355cm"><text:p text:style-name="MP27"><draw:g text:anchor-type="paragraph" draw:z-index="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6</text:page-number></text:p></draw:text-box></draw:frame><text:p text:style-name="MP29"><text:span text:style-name="MT9">Espace</text:span> • <text:span text:style-name="MT10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2-14T10:23:19.064000000</dc:date>
    <meta:editing-duration>PT10H31M49S</meta:editing-duration>
    <meta:editing-cycles>99</meta:editing-cycles>
    <meta:generator>LibreOffice/7.2.1.2$Windows_X86_64 LibreOffice_project/87b77fad49947c1441b67c559c339af8f3517e22</meta:generator>
    <dc:subject>diviser</dc:subject>
    <dc:title>A3_3 série 1 </dc:title>
    <meta:document-statistic meta:table-count="2" meta:image-count="0" meta:object-count="0" meta:page-count="2" meta:paragraph-count="94" meta:word-count="431" meta:character-count="2517" meta:non-whitespace-character-count="1724"/>
  </office:meta>
</office:document-meta>
</file>